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Monospace" svg:font-family="Monospace"/>
    <style:font-face style:name="Tahoma1" svg:font-family="Tahoma"/>
    <style:font-face style:name="arial" svg:font-family="arial" style:font-adornments="Italique gras"/>
    <style:font-face style:name="Courier New2" svg:font-family="'Courier New'" style:font-family-generic="modern"/>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Roman No9 L" svg:font-family="'Nimbus Roman No9 L'"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Tableau7" style:family="table">
      <style:table-properties style:width="17.022cm" fo:margin-left="-0.023cm" fo:margin-right="0cm" table:align="margins" fo:keep-with-next="always"/>
    </style:style>
    <style:style style:name="Tableau7.A" style:family="table-column">
      <style:table-column-properties style:column-width="5.687cm" style:rel-column-width="21892*"/>
    </style:style>
    <style:style style:name="Tableau7.B" style:family="table-column">
      <style:table-column-properties style:column-width="11.335cm" style:rel-column-width="4364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8" style:family="table">
      <style:table-properties style:width="16.999cm" table:align="margins" fo:keep-with-next="always" style:may-break-between-rows="false"/>
    </style:style>
    <style:style style:name="Tableau8.A" style:family="table-column">
      <style:table-column-properties style:column-width="5.849cm" style:rel-column-width="22552*"/>
    </style:style>
    <style:style style:name="Tableau8.B" style:family="table-column">
      <style:table-column-properties style:column-width="11.15cm" style:rel-column-width="42983*"/>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2" style:family="table">
      <style:table-properties style:width="14.967cm" fo:margin-left="2.032cm" fo:margin-right="0cm" fo:margin-top="0.254cm" fo:margin-bottom="0.254cm" table:align="margins"/>
    </style:style>
    <style:style style:name="Tableau2.A" style:family="table-column">
      <style:table-column-properties style:column-width="2.748cm" style:rel-column-width="12034*"/>
    </style:style>
    <style:style style:name="Tableau2.B" style:family="table-column">
      <style:table-column-properties style:column-width="7.567cm" style:rel-column-width="33138*"/>
    </style:style>
    <style:style style:name="Tableau2.C" style:family="table-column">
      <style:table-column-properties style:column-width="4.65cm" style:rel-column-width="20363*"/>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4.967cm" fo:margin-left="2.032cm" fo:margin-right="0cm" fo:margin-top="0.254cm" fo:margin-bottom="0.254cm" table:align="margins"/>
    </style:style>
    <style:style style:name="Tableau3.A" style:family="table-column">
      <style:table-column-properties style:column-width="2.727cm" style:rel-column-width="11940*"/>
    </style:style>
    <style:style style:name="Tableau3.B" style:family="table-column">
      <style:table-column-properties style:column-width="7.25cm" style:rel-column-width="31747*"/>
    </style:style>
    <style:style style:name="Tableau3.C" style:family="table-column">
      <style:table-column-properties style:column-width="2.494cm" style:rel-column-width="10919*"/>
    </style:style>
    <style:style style:name="Tableau3.D" style:family="table-column">
      <style:table-column-properties style:column-width="2.496cm" style:rel-column-width="1092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1" style:family="table-column">
      <style:table-column-properties style:column-width="2.494cm" style:rel-column-width="10920*"/>
    </style:style>
    <style:style style:name="Tableau3.C1.2" style:family="table-column">
      <style:table-column-properties style:column-width="2.496cm" style:rel-column-width="10928*"/>
    </style:style>
    <style:style style:name="Tableau3.C1.1.1" style:family="table-cell">
      <style:table-cell-properties fo:padding="0.097cm" fo:border="0.002cm solid #000000"/>
    </style:style>
    <style:style style:name="Tableau3.C1.1.2" style:family="table-cell">
      <style:table-cell-properties fo:padding="0.097cm" fo:border-left="0.002cm solid #000000" fo:border-right="none" fo:border-top="none" fo:border-bottom="0.002cm solid #000000"/>
    </style:style>
    <style:style style:name="Tableau3.C1.2.2" style:family="table-cell">
      <style:table-cell-properties fo:padding="0.097cm" fo:border-left="0.002cm solid #000000" fo:border-right="0.002cm solid #000000" fo:border-top="none" fo:border-bottom="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D2" style:family="table-cell">
      <style:table-cell-properties style:vertical-align="middle" fo:padding="0.097cm" fo:border-left="0.002cm solid #000000" fo:border-right="0.002cm solid #000000" fo:border-top="none" fo:border-bottom="0.002cm solid #000000"/>
    </style:style>
    <style:style style:name="Tableau4" style:family="table">
      <style:table-properties style:width="14.968cm" fo:margin-left="2.03cm" fo:margin-right="0cm" fo:margin-top="0.254cm" fo:margin-bottom="0.254cm" table:align="margins"/>
    </style:style>
    <style:style style:name="Tableau4.A" style:family="table-column">
      <style:table-column-properties style:column-width="1.441cm" style:rel-column-width="6313*"/>
    </style:style>
    <style:style style:name="Tableau4.B" style:family="table-column">
      <style:table-column-properties style:column-width="2.443cm" style:rel-column-width="10694*"/>
    </style:style>
    <style:style style:name="Tableau4.C" style:family="table-column">
      <style:table-column-properties style:column-width="2.992cm" style:rel-column-width="13097*"/>
    </style:style>
    <style:style style:name="Tableau4.D" style:family="table-column">
      <style:table-column-properties style:column-width="8.093cm" style:rel-column-width="35431*"/>
    </style:style>
    <style:style style:name="Tableau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transparent" fo:padding="0.097cm" fo:border="0.002cm solid #000000">
        <style:background-image/>
      </style:table-cell-properties>
    </style:style>
    <style:style style:name="Tableau4.A2" style:family="table-cell" style:data-style-name="N0">
      <style:table-cell-properties style:vertical-align="bottom" fo:background-color="transparent" fo:padding="0.097cm" fo:border-left="0.002cm solid #000000" fo:border-right="none" fo:border-top="none" fo:border-bottom="0.002cm solid #000000">
        <style:background-image/>
      </style:table-cell-properties>
    </style:style>
    <style:style style:name="Tableau4.B2" style:family="table-cell">
      <style:table-cell-properties fo:background-color="transparent" fo:padding="0.097cm" fo:border-left="0.002cm solid #000000" fo:border-right="none" fo:border-top="none" fo:border-bottom="0.002cm solid #000000">
        <style:background-image/>
      </style:table-cell-properties>
    </style:style>
    <style:style style:name="Tableau4.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5" style:family="table">
      <style:table-properties style:width="14.975cm" fo:margin-left="2.032cm" fo:margin-right="-0.009cm" fo:margin-top="0.254cm" fo:margin-bottom="0.254cm" table:align="margins"/>
    </style:style>
    <style:style style:name="Tableau5.A" style:family="table-column">
      <style:table-column-properties style:column-width="1.443cm" style:rel-column-width="6316*"/>
    </style:style>
    <style:style style:name="Tableau5.B" style:family="table-column">
      <style:table-column-properties style:column-width="2.443cm" style:rel-column-width="10694*"/>
    </style:style>
    <style:style style:name="Tableau5.C" style:family="table-column">
      <style:table-column-properties style:column-width="2.997cm" style:rel-column-width="13111*"/>
    </style:style>
    <style:style style:name="Tableau5.D" style:family="table-column">
      <style:table-column-properties style:column-width="8.093cm" style:rel-column-width="35414*"/>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data-style-name="N0">
      <style:table-cell-properties style:vertical-align="bottom"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A4" style:family="table-cell" style:data-style-name="N0">
      <style:table-cell-properties style:vertical-align="middle" fo:padding="0.097cm" fo:border-left="0.002cm solid #000000" fo:border-right="none" fo:border-top="none" fo:border-bottom="0.002cm solid #000000"/>
    </style:style>
    <style:style style:name="Tableau5.B4" style:family="table-cell">
      <style:table-cell-properties style:vertical-align="middle" fo:padding="0.097cm" fo:border-left="0.002cm solid #000000" fo:border-right="none" fo:border-top="none" fo:border-bottom="0.002cm solid #000000"/>
    </style:style>
    <style:style style:name="Tableau5.D5" style:family="table-cell">
      <style:table-cell-properties style:vertical-align="middle" fo:padding="0.097cm" fo:border-left="0.002cm solid #000000" fo:border-right="0.002cm solid #000000" fo:border-top="none" fo:border-bottom="0.002cm solid #000000"/>
    </style:style>
    <style:style style:name="Tableau6" style:family="table">
      <style:table-properties style:width="14.975cm" fo:margin-left="2.032cm" fo:margin-right="-0.009cm" table:align="margins"/>
    </style:style>
    <style:style style:name="Tableau6.A" style:family="table-column">
      <style:table-column-properties style:column-width="1.443cm" style:rel-column-width="6316*"/>
    </style:style>
    <style:style style:name="Tableau6.B" style:family="table-column">
      <style:table-column-properties style:column-width="2.443cm" style:rel-column-width="10694*"/>
    </style:style>
    <style:style style:name="Tableau6.C" style:family="table-column">
      <style:table-column-properties style:column-width="2.993cm" style:rel-column-width="13096*"/>
    </style:style>
    <style:style style:name="Tableau6.D" style:family="table-column">
      <style:table-column-properties style:column-width="8.096cm" style:rel-column-width="35429*"/>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data-style-name="N0">
      <style:table-cell-properties style:vertical-align="bottom" fo:padding="0.097cm" fo:border-left="0.002cm solid #000000" fo:border-right="none" fo:border-top="none" fo:border-bottom="0.002cm solid #000000"/>
    </style:style>
    <style:style style:name="Tableau6.B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999cm" style:type="right" style:leader-style="dotted" style:leader-text="."/>
        </style:tab-stops>
      </style:paragraph-properties>
    </style:style>
    <style:style style:name="P24" style:family="paragraph" style:parent-style-name="Contents_20_4">
      <style:paragraph-properties>
        <style:tab-stops>
          <style:tab-stop style:position="16.999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list-style-name="L2">
      <style:paragraph-properties fo:margin-left="2.032cm" fo:margin-right="0cm" fo:text-indent="0cm" style:auto-text-indent="false"/>
    </style:style>
    <style:style style:name="P27" style:family="paragraph" style:parent-style-name="Text_20_body">
      <style:paragraph-properties fo:text-align="start" style:justify-single-word="false"/>
    </style:style>
    <style:style style:name="P28" style:family="paragraph">
      <style:paragraph-properties fo:margin-left="0cm" fo:margin-right="0cm" fo:margin-top="0cm" fo:margin-bottom="0cm" fo:line-height="100%" fo:text-align="center" text:enable-numbering="false" fo:text-indent="0cm"/>
    </style:style>
    <style:style style:name="P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0" style:family="paragraph" style:parent-style-name="Table_20_Contents">
      <style:paragraph-properties fo:margin-left="0.009cm" fo:margin-right="-0.071cm" fo:text-align="end" style:justify-single-word="false" fo:text-indent="0cm" style:auto-text-indent="false"/>
    </style:style>
    <style:style style:name="P31" style:family="paragraph" style:parent-style-name="Figure">
      <style:paragraph-properties fo:text-align="center" style:justify-single-word="false"/>
    </style:style>
    <style:style style:name="P32" style:family="paragraph" style:parent-style-name="Text_20_body">
      <style:text-properties fo:background-color="transparent"/>
    </style:style>
    <style:style style:name="P33" style:family="paragraph" style:parent-style-name="Text_20_body" style:list-style-name="WW8Num7"/>
    <style:style style:name="P34" style:family="paragraph" style:parent-style-name="Table_20_Contents">
      <style:paragraph-properties fo:margin-left="0.009cm" fo:margin-right="0.009cm" fo:text-align="center" style:justify-single-word="false" fo:text-indent="0cm" style:auto-text-indent="false"/>
    </style:style>
    <style:style style:name="P35" style:family="paragraph" style:parent-style-name="Heading_20_3">
      <style:paragraph-properties fo:text-align="justify" style:justify-single-word="false"/>
    </style:style>
    <style:style style:name="P36" style:family="paragraph" style:parent-style-name="Text_20_body">
      <style:paragraph-properties fo:text-align="justify" style:justify-single-word="false"/>
    </style:style>
    <style:style style:name="P37" style:family="paragraph" style:parent-style-name="Heading_20_4">
      <style:paragraph-properties fo:text-align="justify" style:justify-single-word="false"/>
    </style:style>
    <style:style style:name="P38" style:family="paragraph" style:parent-style-name="Standard">
      <style:text-properties fo:language="en" fo:country="none"/>
    </style:style>
    <style:style style:name="P39" style:family="paragraph" style:parent-style-name="ProgramListing">
      <style:text-properties fo:font-style="italic" style:font-style-asian="italic" style:font-style-complex="italic"/>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style:font-name="Nimbus Roman No9 L"/>
    </style:style>
    <style:style style:name="P42" style:family="paragraph" style:parent-style-name="Text_20_body">
      <style:text-properties fo:font-weight="normal" style:font-weight-asian="normal" style:font-weight-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ext_20_body" style:list-style-name="L3">
      <style:text-properties fo:font-weight="bold" style:font-weight-asian="bold" style:font-weight-complex="bold"/>
    </style:style>
    <style:style style:name="P46" style:family="paragraph" style:parent-style-name="Heading_20_3">
      <style:paragraph-properties fo:text-align="start" style:justify-single-word="false"/>
    </style:style>
    <style:style style:name="P47" style:family="paragraph" style:parent-style-name="ProgramListing">
      <style:paragraph-properties fo:text-align="start" style:justify-single-word="false"/>
    </style:style>
    <style:style style:name="P48" style:family="paragraph" style:parent-style-name="Text_20_body" style:list-style-name="L4">
      <style:paragraph-properties fo:text-align="start" style:justify-single-word="false"/>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ProgramListing" style:list-style-name="L7"/>
    <style:style style:name="P53" style:family="paragraph" style:parent-style-name="Text_20_body">
      <style:paragraph-properties fo:margin-left="2.032cm" fo:margin-right="0cm" fo:text-indent="0cm" style:auto-text-indent="false"/>
      <style:text-properties fo:font-style="italic" style:font-style-asian="italic" style:font-style-complex="italic"/>
    </style:style>
    <style:style style:name="P54" style:family="paragraph" style:parent-style-name="Text_20_body" style:list-style-name="L8"/>
    <style:style style:name="P55" style:family="paragraph" style:parent-style-name="Text_20_body" style:list-style-name="L9"/>
    <style:style style:name="P56" style:family="paragraph" style:parent-style-name="Tip" style:list-style-name="L9"/>
    <style:style style:name="P57" style:family="paragraph" style:parent-style-name="Text_20_body" style:list-style-name="L10"/>
    <style:style style:name="P58" style:family="paragraph" style:parent-style-name="ProgramListing">
      <style:text-properties fo:font-weight="normal" style:font-weight-asian="normal" style:font-weight-complex="normal"/>
    </style:style>
    <style:style style:name="P59" style:family="paragraph" style:parent-style-name="Text_20_body">
      <style:text-properties fo:font-weight="normal" style:font-weight-asian="bold" style:font-weight-complex="bold"/>
    </style:style>
    <style:style style:name="P60" style:family="paragraph" style:parent-style-name="Text_20_body">
      <style:paragraph-properties fo:text-align="center" style:justify-single-word="false"/>
    </style:style>
    <style:style style:name="P61" style:family="paragraph" style:parent-style-name="Text_20_body" style:list-style-name="L11"/>
    <style:style style:name="P62" style:family="paragraph" style:parent-style-name="Section_20_Title" style:master-page-name="Standard"/>
    <style:style style:name="P63" style:family="paragraph" style:parent-style-name="Glossary_20_Title" style:master-page-name="Standard">
      <style:paragraph-properties fo:break-before="page"/>
    </style:style>
    <style:style style:name="P64"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parent-style-name="Literal">
      <style:text-properties fo:font-style="italic" style:font-style-asian="italic" style:font-style-complex="italic"/>
    </style:style>
    <style:style style:name="T9" style:family="text">
      <style:text-properties style:text-position="super 58%"/>
    </style:style>
    <style:style style:name="T10" style:family="text">
      <style:text-properties fo:color="#000064" style:font-name="Monospace" fo:font-size="8pt" style:font-name-asian="Monospace" style:font-size-asian="8pt" style:font-name-complex="Monospace" style:font-size-complex="8pt"/>
    </style:style>
    <style:style style:name="T11" style:family="text" style:parent-style-name="Emphasis">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style:style style:name="gr1" style:family="graphic">
      <style:graphic-properties style:run-through="foreground" style:wrap="none" style:wrap-contour-mode="full" style:vertical-pos="from-top" style:vertical-rel="paragraph" style:horizontal-pos="center"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9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treat state charts diagrams for test purposes. It authorizes interactive simulation of the machine and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Kermeta<text:tab/>10</text:p>
            <text:p text:style-name="P22">1.1 Presentation<text:tab/>10</text:p>
            <text:p text:style-name="P22">1.2 First Program <text:tab/>11</text:p>
            <text:p text:style-name="P22">1.3 Global view<text:tab/>11</text:p>
            <text:p text:style-name="P23">1.3.1 Architecture<text:tab/>11</text:p>
            <text:p text:style-name="P23">1.3.2 Object-Oriented features<text:tab/>13</text:p>
            <text:p text:style-name="P24">1.3.2.1 Operation redefinition<text:tab/>13</text:p>
            <text:p text:style-name="P24">1.3.2.2 Operation specialization<text:tab/>14</text:p>
            <text:p text:style-name="P24">1.3.2.3 Operation overloading<text:tab/>15</text:p>
            <text:p text:style-name="P24">1.3.2.4 Conflicts related to multiple inheritance<text:tab/>15</text:p>
            <text:p text:style-name="P23">1.3.3 Kermeta type system<text:tab/>16</text:p>
            <text:p text:style-name="P24">1.3.3.1 Generic classes<text:tab/>16</text:p>
            <text:p text:style-name="P24">1.3.3.2 Generic operations<text:tab/>17</text:p>
            <text:p text:style-name="P23">1.3.4 Functions in kermeta<text:tab/>17</text:p>
            <text:p text:style-name="P21">2 Language Basics <text:tab/>18</text:p>
            <text:p text:style-name="P22">2.1 Comments in your Kermeta models<text:tab/>18</text:p>
            <text:p text:style-name="P23">2.1.1 Simple and multi-line comments<text:tab/>18</text:p>
            <text:p text:style-name="P23">2.1.2 Linked comments<text:tab/>18</text:p>
            <text:p text:style-name="P22">2.2 Types and variables<text:tab/>19</text:p>
            <text:p text:style-name="P23">2.2.1 Primitives types<text:tab/>19</text:p>
            <text:p text:style-name="P23">2.2.2 Enumeration types<text:tab/>19</text:p>
            <text:p text:style-name="P23">2.2.3 Arrays and Collections<text:tab/>20</text:p>
            <text:p text:style-name="P23">2.2.4 Operators<text:tab/>20</text:p>
            <text:p text:style-name="P22">2.3 Basic instructions<text:tab/>21</text:p>
            <text:p text:style-name="P23">2.3.1 Block statement<text:tab/>21</text:p>
            <text:p text:style-name="P23">2.3.2 Conditional statement<text:tab/>21</text:p>
            <text:p text:style-name="P23">2.3.3 Loop Statement<text:tab/>22</text:p>
            <text:p text:style-name="P23">2.3.4 Simple Exception handling<text:tab/>22</text:p>
            <text:p text:style-name="P23">2.3.5 Basic block<text:tab/>22</text:p>
            <text:p text:style-name="P23">2.3.6 Using Variables<text:tab/>22</text:p>
            <text:p text:style-name="P23">2.3.7 Conditional Statement<text:tab/>23</text:p>
            <text:p text:style-name="P23">2.3.8 Loop<text:tab/>23</text:p>
            <text:p text:style-name="P23">2.3.9 Exception Handling<text:tab/>23</text:p>
            <text:p text:style-name="P24">2.3.9.1 Raising exception<text:tab/>23</text:p>
            <text:p text:style-name="P24">2.3.9.2 Catching Exceptions<text:tab/>23</text:p>
            <text:p text:style-name="P23">2.3.10 <text:s/>Lambda Expressions and functions <text:tab/>23</text:p>
            <text:p text:style-name="P21">3 More object-oriented features<text:tab/>24</text:p>
            <text:p text:style-name="P22">3.1 Classes, properties and methods<text:tab/>24</text:p>
            <text:p text:style-name="P23">3.1.1 Classes<text:tab/>24</text:p>
            <text:p text:style-name="P23">3.1.2 Properties<text:tab/>25</text:p>
            <text:p text:style-name="P24">3.1.2.1 Attributes and references<text:tab/>25</text:p>
            <text:p text:style-name="P24">3.1.2.2 How to access and control the properties in Kermeta<text:tab/>26</text:p>
            <text:p text:style-name="P23">3.1.3 Cloning objects<text:tab/>27</text:p>
            <text:p text:style-name="P23">3.1.4 The property property<text:tab/>28</text:p>
            <text:p text:style-name="P23">3.1.5 Defining operations<text:tab/>28</text:p>
            <text:p text:style-name="P23">3.1.6 A concrete example<text:tab/>29</text:p>
            <text:p text:style-name="P22">3.2 Inheritance<text:tab/>30</text:p>
            <text:p text:style-name="P23">3.2.1 Using simple inheritance<text:tab/>30</text:p>
            <text:p text:style-name="P23">3.2.2 Overriding behavior with methods<text:tab/>31</text:p>
            <text:p text:style-name="P22">3.3 Using Packages<text:tab/>31</text:p>
            <text:p text:style-name="P21">4 Metamodel<text:tab/>33</text:p>
            <text:p text:style-name="P22">4.1 Structure package<text:tab/>33</text:p>
            <text:p text:style-name="P23">4.1.1 Packages, subpackages<text:tab/>34</text:p>
            <text:p text:style-name="P23">4.1.2 Class<text:tab/>34</text:p>
            <text:p text:style-name="P24">4.1.2.1 A basic example<text:tab/>34</text:p>
            <text:p text:style-name="P24">4.1.2.2 Abstract class<text:tab/>35</text:p>
            <text:p text:style-name="P24">4.1.2.3 Parametric classes and type variable binding<text:tab/>35</text:p>
            <text:p text:style-name="P23">4.1.3 Properties<text:tab/>35</text:p>
            <text:p text:style-name="P24">4.1.3.1 Attribute and reference<text:tab/>35</text:p>
            <text:p text:style-name="P24">4.1.3.2 How to access and control the properties in Kermeta<text:tab/>37</text:p>
            <text:p text:style-name="P23">4.1.4 Property<text:tab/>38</text:p>
            <text:p text:style-name="P23">4.1.5 Datatypes : primitive types and enumeration<text:tab/>38</text:p>
            <text:p text:style-name="P22">4.2 Behavior package<text:tab/>38</text:p>
            <text:p text:style-name="P22">4.3 Basic Control Structures <text:tab/>39</text:p>
            <text:p text:style-name="P23">4.3.1 Basic block<text:tab/>39</text:p>
            <text:p text:style-name="P23">4.3.2 Conditional Statement<text:tab/>40</text:p>
            <text:p text:style-name="P23">4.3.3 Loop<text:tab/>40</text:p>
            <text:p text:style-name="P23">4.3.4 Exception Handling<text:tab/>40</text:p>
            <text:p text:style-name="P24">4.3.4.1 Raising exception<text:tab/>40</text:p>
            <text:p text:style-name="P24">4.3.4.2 Catching Exceptions<text:tab/>40</text:p>
            <text:p text:style-name="P22">4.4 Using Variables<text:tab/>40</text:p>
            <text:p text:style-name="P22">4.5 Call Expressions<text:tab/>41</text:p>
            <text:p text:style-name="P23">4.5.1 CallSuperOperation<text:tab/>41</text:p>
            <text:p text:style-name="P23">4.5.2 CallVariable <text:tab/>42</text:p>
            <text:p text:style-name="P23">4.5.3 CallResult<text:tab/>42</text:p>
            <text:p text:style-name="P23">4.5.4 CallFeature and SelfExpression<text:tab/>42</text:p>
            <text:p text:style-name="P22">4.6 <text:s/>Assignment<text:tab/>42</text:p>
            <text:p text:style-name="P22">4.7 Literals <text:tab/>43</text:p>
            <text:p text:style-name="P22">4.8 Lambda Expression<text:tab/>43</text:p>
            <text:p text:style-name="P21">5 Kermeta framework reference<text:tab/>44</text:p>
            <text:p text:style-name="P21">6 Available DocBook Types<text:tab/>45</text:p>
            <text:p text:style-name="P22">6.1 Added from the original ooo2dbk.<text:tab/>45</text:p>
            <text:p text:style-name="P22">6.2 Directly supported by the original ooo2dbk.<text:tab/>45</text:p>
            <text:p text:style-name="P21">Appendices<text:tab/>48</text:p>
            <text:p text:style-name="P22">Support Commercial<text:tab/>49</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 tool</text:h>
      <text:p text:style-name="Text_20_body"/>
      <text:h text:style-name="Heading_20_2" text:outline-level="2">Presentation</text:h>
      <text:p text:style-name="Text_20_body">Umlaut is a test-purposed tool designed upon the Kermeta environment. Kermeta is a metamodeling language which allows describing both the structure and the behavior of models. It has been designed to be fully compliant with the OMG metamodeling language EMOF (part of the MOF 2.0 specification) and provides an action language for specifying the behavior of models.</text:p>
      <text:p text:style-name="Text_20_body">Kermeta is intended to be used as the core language of a model oriented platform. It has been designed to be a common basis to implement Metadata languages, action languages, constraint languages or transformation language.</text:p>
      <text:p text:style-name="Text_20_body">Umlaut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Umlaut offers :</text:p>
      <text:list text:style-name="L2">
        <text:list-item>
          <text:list>
            <text:list-item>
              <text:p text:style-name="P26">a interactive state machines simulator (Kermeta executable model)</text:p>
            </text:list-item>
            <text:list-item>
              <text:p text:style-name="P26">a code generator (Kermeta to Eiffel/Java)</text:p>
            </text:list-item>
            <text:list-item>
              <text:p text:style-name="P26">a model checker (with CADP)</text:p>
            </text:list-item>
            <text:list-item>
              <text:p text:style-name="P26">a I/O LTS compatibility, which give a way for plug the machine into the CADP tests suite (Eiffel to C to CADP)</text:p>
            </text:list-item>
          </text:list>
        </text:list-item>
      </text:list>
      <text:p text:style-name="Text_20_body">This document presents some obvious cases of use of the Umlaut tools, for demonstrate its goals and introduce its common use.</text:p>
      <text:h text:style-name="Heading_20_2" text:outline-level="2">First <text:bookmark-start text:name="section_first_program"/>e<text:bookmark-end text:name="section_first_program"/>xample</text:h>
      <text:p text:style-name="Text_20_body">Umlaut is dedicated to manipulate state machines so we begin with a simple state chart about a bicycle.</text:p>
      <text:p text:style-name="Text_20_body">The bicycle could be used if its tires are inflated, and will be out of order if a tire is flat. These states can be represented by a simple state machine.</text:p>
      <text:p text:style-name="P27"><draw:g text:anchor-type="paragraph" draw:z-index="32" draw:style-name="gr1"><draw:custom-shape draw:style-name="gr2" draw:text-style-name="P29" draw:id="id1" svg:width="1.692cm" svg:height="1.052cm" svg:x="6.248cm" svg:y="1.415cm"><text:p text:style-name="P28"><text:span text:style-name="T4">isUsab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9" draw:id="id2" svg:width="1.955cm" svg:height="1.054cm" svg:x="8.755cm" svg:y="1.424cm"><text:p text:style-name="P28"><text:span text:style-name="T4">isOutOfOr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9" draw:type="curve" svg:x1="7.093cm" svg:y1="2.466cm" svg:x2="9.734cm" svg:y2="3.039cm" draw:start-shape="id1" draw:start-glue-point="2" draw:end-shape="id2" draw:end-glue-point="2"><text:p/></draw:connector><draw:connector draw:style-name="gr5" draw:text-style-name="P29" draw:type="curve" svg:x1="9.734cm" svg:y1="1.426cm" svg:x2="7.093cm" svg:y2="0.854cm" draw:start-shape="id2" draw:start-glue-point="0" draw:end-shape="id1" draw:end-glue-point="0"><text:p/></draw:connector><draw:custom-shape draw:style-name="gr6" draw:text-style-name="P29" svg:width="6.816cm" svg:height="2.895cm" svg:x="5.091cm" svg:y="0.66cm"><text:p/><draw:enhanced-geometry svg:viewBox="0 0 21600 21600" draw:mirror-horizontal="false" draw:mirror-vertical="false" draw:path-stretchpoint-x="10800" draw:path-stretchpoint-y="10800" draw:text-areas="?f3 ?f4 ?f5 ?f6" draw:type="round-rectangle" draw:modifiers="2049.9332443257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7" draw:text-style-name="P29" svg:width="2.777cm" svg:height="0.451cm" svg:x="5.35cm" svg:y="0.21cm"><text:p text:style-name="P28"><text:span text:style-name="T4">bicycle 1</text:span></text:p></draw:rect><draw:frame draw:style-name="gr8" draw:text-style-name="P29" svg:width="1.893cm" svg:height="1.181cm" svg:x="7.545cm" svg:y="0.743cm"><draw:text-box><text:p text:style-name="P28"><text:span text:style-name="T4">repared</text:span></text:p></draw:text-box></draw:frame><draw:frame draw:style-name="gr9" draw:text-style-name="P29" svg:width="1.682cm" svg:height="0.583cm" svg:x="7.479cm" svg:y="2.976cm"><draw:text-box><text:p text:style-name="P28"><text:span text:style-name="T4">flatTire</text:span></text:p></draw:text-box></draw:frame></draw:g></text:p>
      <text:p text:style-name="P27"/>
      <text:h text:style-name="Heading_20_2" text:outline-level="2">Global view</text:h>
      <text:p text:style-name="Text_20_body">The goal of the Kermeta language is to provide an action language for MOF models. The idea is to start from MOF, which provides the structure of the language, and to add an action model. Using the MOF to define the structure of the Kermeta language has an important impact on the language. In fact, as MOF concepts are Object-Oriented concepts, Kermeta includes most of the classical Object-Oriented mechanisms. Yet, MOF only defines structures, and the operational semantic corresponding to MOF concepts has to be defined in Kermeta. For instance MOF does not provide a semantic for behavior inheritance (concepts like method redefinition, abstract method, ... does not have any sense in the MOF).</text:p>
      <text:h text:style-name="Heading_20_3" text:outline-level="3">Architecture</text:h>
      <text:p text:style-name="Text_20_body">Kermeta has been designed to be fully compatible with the OMG standard meta-data language EMOF. The metamodel of Kermeta is divided into two packages : <text:span text:style-name="T5">structure</text:span> which corresponds to EMOF and <text:span text:style-name="T5">behavior</text:span> which corresponds to the actions. This section gives an overview of these two packages and their relationships.</text:p>
      <text:p text:style-name="Text_20_body"/>
      <text:p text:style-name="Text_20_body">Thanks to this reuse, Kermeta is fully <text:s/>compatible with EMOF. This is usefull in the <text:s/>promotion of Kermeta as a metalanguage.</text:p>
      <text:p text:style-name="Text_20_body"/>
      <text:p text:style-name="Text_20_body"/>
      <text:p text:style-name="Text_20_body"/>
      <text:p text:style-name="Text_20_body"><draw:frame draw:style-name="fr1" draw:name="Cadre15" text:anchor-type="paragraph" svg:width="16.999cm" draw:z-index="27"><draw:text-box fo:min-height="6.66cm"><text:p text:style-name="Illustration"><draw:frame draw:style-name="fr2" draw:name="Image13" text:anchor-type="paragraph" svg:x="0.004cm" svg:y="0.002cm" svg:width="16.999cm" style:rel-width="100%" svg:height="6.659cm" style:rel-height="scale" draw:z-index="28"><draw:image xlink:href="../KerMeta-Manual_figures/kermeta_emof_promotion.png" xlink:type="simple" xlink:show="embed" xlink:actuate="onLoad"/></draw:frame>Illustration <text:sequence text:ref-name="refIllustration0" text:name="Illustration" text:formula="ooow:Illustration+1" style:num-format="1">1</text:sequence>EMOF extension and Kermeta promotion</text:p></draw:text-box></draw:frame></text:p>
      <text:p text:style-name="Text_20_body"/>
      <text:p text:style-name="Text_20_body"><draw:frame draw:style-name="fr3" draw:name="Cadre4" text:anchor-type="paragraph" svg:width="15.849cm" draw:z-index="1"><draw:text-box fo:min-height="14.55cm"><text:p text:style-name="Illustration"><draw:frame draw:style-name="fr2" draw:name="Image11" text:anchor-type="paragraph" svg:x="0.004cm" svg:y="0.002cm" svg:width="15.542cm" style:rel-width="100%" svg:height="13.958cm" style:rel-height="scale" draw:z-index="10"><draw:image xlink:href="../KerMeta-Manual_figures/kermeta_structure_package.png" xlink:type="simple" xlink:show="embed" xlink:actuate="onLoad"/></draw:frame>Illustration <text:sequence text:ref-name="refIllustration1" text:name="Illustration" text:formula="ooow:Illustration+1" style:num-format="1">2</text:sequence>Package kermeta::language::structure</text:p></draw:text-box></draw:frame></text:p>
      <text:p text:style-name="Text_20_body"/>
      <text:p text:style-name="Text_20_body">Figure <text:sequence-ref text:reference-format="value" text:ref-name="refIllustration2">3</text:sequence-ref> presents the main classes of the structure package. To design this package, we started from EMOF and completed it to build the Kermeta language. The choice of EMOF is motivated by two main reasons : firstly it is standardized by the OMG and secondly is is well-suported by tools such as Eclipse/EMF.</text:p>
      <text:p text:style-name="Text_20_body">As MOF is not initialy designed to be executable, several concepts has to be completed to build an executable language. The first and most important modification is to add the ability to define the behavior of operations. To achieve this we define an action language in the package <text:span text:style-name="T5">behavior </text:span>of Kermeta. The class hierarchy of the package behavior is presented on Figure . In practice, Kermeta expressions have been designed by adding model modification capabilities (like assignement of properties for instance) to OCL expressions.</text:p>
      <text:p text:style-name="Text_20_body"><draw:frame draw:style-name="fr3" draw:name="Cadre11" text:anchor-type="paragraph" svg:width="14.967cm" draw:z-index="23"><draw:text-box fo:min-height="7.25cm"><text:p text:style-name="Illustration"><draw:frame draw:style-name="fr2" draw:name="Image21" text:anchor-type="paragraph" svg:x="0.004cm" svg:y="0.002cm" svg:width="19.248cm" svg:height="9.326cm" draw:z-index="24"><draw:image xlink:href="../KerMeta-Manual_figures/kermeta_behavior_package.png" xlink:type="simple" xlink:show="embed" xlink:actuate="onLoad"/></draw:frame>Illustration <text:sequence text:ref-name="refIllustration2" text:name="Illustration" text:formula="ooow:Illustration+1" style:num-format="1">3</text:sequence>Package kermeta::language::behavior</text:p></draw:text-box></draw:frame></text:p>
      <text:p text:style-name="Text_20_body">The link between structure and behavior is made throught the property « body » of class Operation which allows defining the behavior of an operation using a Kermeta expression. </text:p>
      <text:p text:style-name="Text_20_body">A more detailled description of the architecture of Kermeta is presented in section <text:bookmark-ref text:reference-format="chapter" text:ref-name="section_kermeta_metamodel">5</text:bookmark-ref>.</text:p>
      <text:h text:style-name="Heading_20_3" text:outline-level="3">Object-Oriented features</text:h>
      <text:p text:style-name="Text_20_body">A MOF class can have operations but MOF does not provide any way to describe the behavior of these operations. Furthermore MOF does not provide any semantics neither for operation call nor for operation inheritance and redefinition. This section investigates how, while weaving actions into MOF, MOF semantics can be extended to support behavior definition and extension mechanisms provided by the action language. This implies answering several questions concerning redefinition and dispatch. </text:p>
      <text:h text:style-name="Heading_20_4" text:outline-level="4">Operation redefinition</text:h>
      <text:p text:style-name="Text_20_body">MOF does not specify the notion of overriding an operation because from a structural point of view it does not make any sense. To stick to MOF structure one can argue that redefinition should be forbidden in an executable MOF. This is the simplest solution as it also solves the problem of the dynamic dispatch since a simple static binding policy can be used</text:p>
      <text:p text:style-name="Text_20_body"/>
      <text:p text:style-name="Text_20_body">.</text:p>
      <text:p text:style-name="Text_20_body">However, operation redefinition is one of the key features of Object-Oriented (OO) languages. The OO paradigm has demonstrated that operation redefinition is a useful and powerful mechanism to define the behavior of objects and allow for variability. This would be very convenient to properly model dynamic semantic variation points existing in e.g. UML state-charts. For this reason we believe that an important feature of an executable MOF is to provide a precise behavior redefinition mechanism. The choice of the operation overriding mechanism must take into account the usual problem of redefinition such as method specialization and conflicting redefinitions related to multiple inheritance.</text:p>
      <table:table table:name="Tableau7" table:style-name="Tableau7">
        <table:table-column table:style-name="Tableau7.A"/>
        <table:table-column table:style-name="Tableau7.B"/>
        <table:table-row>
          <table:table-cell table:style-name="Tableau7.A1" office:value-type="string">
            <text:p text:style-name="P30"><draw:frame draw:style-name="fr4" draw:name="Image12" text:anchor-type="paragraph" svg:width="2.29cm" svg:height="9.208cm" draw:z-index="8"><draw:image xlink:href="../KerMeta-Manual_figures/operation_redefinition.png" xlink:type="simple" xlink:show="embed" xlink:actuate="onLoad"/></draw:frame></text:p>
          </table:table-cell>
          <table:table-cell table:style-name="Tableau7.B1" office:value-type="string">
            <text:p text:style-name="Standard"/>
            <text:p text:style-name="ProgramListing"><text:span text:style-name="T6">class</text:span> A<text:line-break/>{<text:line-break/><text:tab/><text:span text:style-name="T6">operation</text:span> m1() <text:span text:style-name="T6">is</text:span> <text:span text:style-name="T6">do</text:span><text:line-break/><text:tab/><text:tab/><text:span text:style-name="T5">// Some behavior</text:span><text:line-break/><text:tab/><text:span text:style-name="T6">end</text:span><text:line-break/><text:tab/><text:line-break/><text:tab/><text:span text:style-name="T5">// method m2 is abstract</text:span><text:line-break/><text:tab/><text:span text:style-name="T6">operation</text:span> m2() <text:span text:style-name="T6">is</text:span> <text:span text:style-name="T6">abstract</text:span><text:line-break/>}<text:line-break/></text:p>
            <text:p text:style-name="ProgramListing"><text:span text:style-name="T6">class</text:span> B <text:span text:style-name="T6">inherits</text:span> A<text:line-break/>{<text:line-break/><text:tab/><text:span text:style-name="T6">method</text:span> m1() <text:span text:style-name="T6">is</text:span> <text:span text:style-name="T6">do</text:span><text:line-break/><text:tab/><text:tab/><text:span text:style-name="T5">// Behavior redefinition</text:span><text:line-break/><text:tab/><text:span text:style-name="T6">end</text:span><text:line-break/><text:tab/><text:line-break/><text:tab/><text:span text:style-name="T6">method</text:span> m2() <text:span text:style-name="T6">is</text:span> <text:span text:style-name="T6">do</text:span><text:line-break/><text:tab/><text:tab/><text:span text:style-name="T5">// Implementation of the abstract method</text:span><text:line-break/><text:tab/><text:span text:style-name="T6">end</text:span><text:line-break/>}<text:line-break/></text:p>
          </table:table-cell>
        </table:table-row>
      </table:table>
      <text:p text:style-name="Table">Tableau <text:sequence text:ref-name="refTable0" text:name="Table" text:formula="ooow:Table+1" style:num-format="1">1</text:sequence>Operation redefinition in Kermeta</text:p>
      <text:list text:style-name="figure">
        <text:list-header>
          <text:p text:style-name="P31"/>
        </text:list-header>
      </text:list>
      <text:p text:style-name="Text_20_body"/>
      <text:p text:style-name="Note">Notice in that sample that method redefinition uses another keyword than operation declaration.</text:p>
      <text:p text:style-name="Text_20_body"/>
      <text:h text:style-name="Heading_20_4" text:outline-level="4">Operation specialization</text:h>
      <text:p text:style-name="Text_20_body">The issue of choosing semantics for operation overriding has been widely studied for the design of OO languages ( cf. M. Abadi and L. Cardelli, <text:s/>A therory of objects, Springer). However, OO languages have not adopted a unique solution to this problem. In this context, any language that defines an operation overriding mechanism should define precisly the solution it implements.</text:p>
      <text:p text:style-name="Text_20_body">The simplest approach to overriding is to require that an overriding method has exactly the same signature as the overridden method. That is that both the type of the parameters and the return type of the operation should be <text:span text:style-name="T5">invariant</text:span> among the implementations of an operation. For the sake of simplicity this is the solution we have chosen for the current version of Kermeta.</text:p>
      <text:p text:style-name="P32">However, this condition can be relaxed to allow method <text:span text:style-name="T5">specialization,</text:span> i.e. specialization on the types of parameters or/and return type of the operation. On one hand, the return type of the overriding method can be a sub-type of the return type of the overridden method. Method specialization is said to be <text:span text:style-name="T5">covariant</text:span> for the return types. On the other hand, the types of parameters of the overriding method might be super types of the parameters of the overridden methods. Method specialization is thus <text:span text:style-name="T5">contravariant</text:span> for the parameters. </text:p>
      <text:p text:style-name="P32">In practice languages can allow method specialization only on the return type (this is the case of Java 1.5) or both on parameters and return type (this is the case of Eiffel). Among these solutions, we may choose a less restrictive policy then strict invariance for future versions of Kermeta in order to improve the static type checking of Kermeta programs.</text:p>
      <text:h text:style-name="Heading_20_4" text:outline-level="4">Operation overloading</text:h>
      <text:p text:style-name="Text_20_body">Overloading allows multiple operations taking different types of parameters to be defined with the same name. For each call, depending on the type of the actual parameters, the compiler or interpreter automatically calls the right one. This provides convenient way for writing operation whose behaviors differs depending on the static type of the parameters. Overloading is extensively used is some functional languages such as Haskell and has been implemented in OO languages such as Java or C#. However it causes numerous problems in an OO context due to inheritance and even multiple inheritance in our case [REF?]. It is not implemented in some OO languages such as Eiffel for this reason, and that is why we have chosen to exclude overloading from Kermeta.</text:p>
      <text:p text:style-name="ProgramListing"><text:span text:style-name="T6">class</text:span> A<text:line-break/>{<text:line-break/><text:tab/><text:span text:style-name="T6">method</text:span> m(i : Integer) <text:span text:style-name="T6">is</text:span> <text:span text:style-name="T6">do</text:span><text:line-break/><text:tab/><text:tab/><text:span text:style-name="T5">// [...]</text:span><text:line-break/><text:tab/><text:span text:style-name="T6">end <text:line-break/><text:tab/>method </text:span><text:span text:style-name="T3">m(s : String)</text:span><text:span text:style-name="T6"> is do <text:s text:c="2"/>// this is not allowed in Kermeta !!!<text:line-break/><text:tab/><text:tab/></text:span><text:span text:style-name="T7">// [...]</text:span><text:span text:style-name="T6"><text:line-break/><text:tab/>end</text:span><text:line-break/>}</text:p>
      <text:h text:style-name="Heading_20_4" text:outline-level="4">Conflicts related to multiple inheritance</text:h>
      <text:p text:style-name="Text_20_body">This is also a classical problem that has been solved in several OO languages. There are mainly two kinds of conflicts when a class inherits features from several super-classes: </text:p>
      <text:list text:style-name="WW8Num7">
        <text:list-item>
          <text:p text:style-name="P33">Several features with the same might be inherited from different super classes causing a name clash. </text:p>
        </text:list-item>
        <text:list-item>
          <text:p text:style-name="P33">Several implementations of a single operation could be inherited from different super classes.</text:p>
        </text:list-item>
      </text:list>
      <text:p text:style-name="Text_20_body">There are two kinds of solution to resolve these conflicts. The first one is to have an implicit resolution mechanism which arbitrarily chooses the method to inherit according to an arbitrary policy. The second one is to include in the language constructions that allow the programmer to explicitly resolve conflicts. In Eiffel, for instance, the programmer can rename features in order to avoid name clashes and can select the method to inherit if several redefinition of an operation are inherited from parent classes.</text:p>
      <text:p text:style-name="Text_20_body"/>
      <text:p text:style-name="Text_20_body"/>
      <text:p text:style-name="Text_20_body">In the current version of Kermeta, we have chosen to include a minimal selection mechanism that allows the user to explicitly select the inherited method to override if several implementations of an operation are inherited. This mechanism does not allow resolving some name clashes and thus reject some ambiguous programs. For the future version of Kermeta we plan to include a more general mechanism such as <text:span text:style-name="T5">traits</text:span> proposed by Schärli et al. In any case we believe the conflict resolution mechanism should be explicit for the programmer.</text:p>
      <table:table table:name="Tableau8" table:style-name="Tableau8">
        <table:table-column table:style-name="Tableau8.A"/>
        <table:table-column table:style-name="Tableau8.B"/>
        <table:table-row>
          <table:table-cell table:style-name="Tableau8.A1" office:value-type="string">
            <text:p text:style-name="P34"><draw:frame draw:style-name="fr4" draw:name="Image111" text:anchor-type="paragraph" svg:width="5.636cm" svg:height="11.374cm" draw:z-index="11"><draw:image xlink:href="../KerMeta-Manual_figures/superoperation_selection.png" xlink:type="simple" xlink:show="embed" xlink:actuate="onLoad"/></draw:frame></text:p>
          </table:table-cell>
          <table:table-cell table:style-name="Tableau8.B1" office:value-type="string">
            <text:p text:style-name="ProgramListing"><text:span text:style-name="T6">class</text:span> O<text:line-break/>{<text:line-break/><text:tab/><text:span text:style-name="T6">operation</text:span> m() <text:span text:style-name="T6">is</text:span> <text:span text:style-name="T6">abstract</text:span><text:line-break/>}<text:line-break/></text:p>
            <text:p text:style-name="ProgramListing"><text:span text:style-name="T6">class</text:span> A <text:span text:style-name="T6">inherits</text:span> O<text:line-break/>{<text:line-break/><text:tab/><text:span text:style-name="T6">method</text:span> m() <text:span text:style-name="T6">is</text:span> <text:span text:style-name="T6">do</text:span><text:line-break/><text:tab/><text:tab/><text:span text:style-name="T5">// [...]</text:span><text:line-break/><text:tab/><text:span text:style-name="T6">end</text:span><text:line-break/>}<text:line-break/></text:p>
            <text:p text:style-name="ProgramListing"><text:span text:style-name="T6">class</text:span> B <text:span text:style-name="T6">inherits</text:span> O<text:line-break/>{<text:line-break/><text:tab/><text:span text:style-name="T6">method</text:span> m() <text:span text:style-name="T6">is</text:span> <text:span text:style-name="T6">do</text:span><text:line-break/><text:tab/><text:tab/><text:span text:style-name="T5">// [...]</text:span><text:line-break/><text:tab/><text:span text:style-name="T6">end</text:span><text:line-break/>}<text:line-break/></text:p>
            <text:p text:style-name="ProgramListing"><text:span text:style-name="T6">class</text:span> C <text:span text:style-name="T6">inherits</text:span> A, B<text:line-break/>{<text:line-break/><text:tab/><text:span text:style-name="T5">// Explicit selection of the implementation<text:line-break/><text:tab/>// to inherit</text:span><text:line-break/><text:tab/><text:span text:style-name="T6">method</text:span> m() <text:span text:style-name="T6">from</text:span> A <text:span text:style-name="T6">is</text:span> <text:span text:style-name="T6">do</text:span><text:line-break/><text:tab/><text:tab/><text:span text:style-name="T5">// [...]</text:span><text:line-break/><text:tab/><text:span text:style-name="T6">end</text:span><text:line-break/>} <text:line-break/></text:p>
            <text:p text:style-name="Text_20_body"/>
          </table:table-cell>
        </table:table-row>
      </table:table>
      <text:p text:style-name="Table">Tableau <text:sequence text:ref-name="refTable1" text:name="Table" text:formula="ooow:Table+1" style:num-format="1">2</text:sequence>Explicit selection of super operation in Kermeta</text:p>
      <text:list text:style-name="figure" text:continue-numbering="true">
        <text:list-header>
          <text:p text:style-name="P31"/>
        </text:list-header>
      </text:list>
      <text:h text:style-name="P35" text:outline-level="3">Kermeta type system</text:h>
      <text:p text:style-name="P36">One of the core charateristics of kermeta is to be statically typed. In order to allow static typing of OCL-like expression, a few modifications had to be made to the EMOF type system (Please refer to paper Weaving Executability into Object-Oriented Meta-Languages by P.A. Muller et al., to be presented at the Models05 conference). </text:p>
      <text:p text:style-name="P36">As a result to these modification genericity support has been added into Kermeta. Like Eiffel and Java 5 Kermeta supports generic classes and generic operations. This section gives on overview of these concepts in kermeta.</text:p>
      <text:h text:style-name="Heading_20_4" text:outline-level="4">Generic classes</text:h>
      <text:p text:style-name="P36">In kermeta classes can have a set of type parameters. These type variables can be used in the implementation of the class as any other type. By default a type variable can take as value any type but a type variable can be constraind by a type, in that case, the type variable can only be substituted by a sub-type of this type. The following code demonstrate how to create generic classes.</text:p>
      <text:p text:style-name="P36"/>
      <text:p text:style-name="ProgramListing"><text:span text:style-name="T6">class</text:span> Queue&lt;G&gt;<text:line-break/>{<text:line-break/><text:tab/><text:span text:style-name="T6">reference</text:span> elements : oset G[*]<text:line-break/><text:line-break/> <text:s text:c="3"/><text:span text:style-name="T6">operation</text:span> enqueue(e : G) : <text:span text:style-name="T6">Void</text:span> <text:span text:style-name="T6">is</text:span> <text:span text:style-name="T6">do</text:span> <text:line-break/> <text:s text:c="7"/>elements.add(e)<text:line-break/> <text:s text:c="3"/><text:span text:style-name="T6">end</text:span><text:line-break/> <text:s text:c="3"/><text:line-break/> <text:s text:c="3"/><text:span text:style-name="T6">operation</text:span> dequeue() : G <text:span text:style-name="T6">is</text:span> <text:span text:style-name="T6">do</text:span><text:line-break/> <text:s text:c="7"/><text:span text:style-name="T6">result</text:span> := elements.first<text:line-break/> <text:s text:c="7"/>elements.removeAt(0)<text:line-break/> <text:s text:c="3"/><text:span text:style-name="T6">end</text:span><text:line-break/>}<text:line-break/></text:p>
      <text:p text:style-name="ProgramListing"><text:span text:style-name="T6">class</text:span> SortedQueue&lt;C : Comparable&gt; <text:span text:style-name="T6">inherits</text:span> Queue&lt;C&gt; <text:line-break/>{<text:tab/><text:line-break/><text:tab/><text:span text:style-name="T6">method</text:span> enqueue(e : C) : <text:span text:style-name="T6">Void</text:span> <text:span text:style-name="T6">is</text:span> <text:span text:style-name="T6">do</text:span><text:line-break/><text:tab/><text:tab/><text:span text:style-name="T6">var</text:span> i : Integer<text:line-break/><text:tab/><text:tab/><text:span text:style-name="T6">from</text:span> i := 0<text:line-break/><text:tab/><text:tab/><text:span text:style-name="T6">until</text:span> i == elements.size <text:span text:style-name="T6">or</text:span> e &gt; elements.elementAt(i)<text:line-break/><text:tab/><text:tab/><text:span text:style-name="T6">loop</text:span><text:line-break/><text:tab/><text:tab/><text:tab/>i := i + 1<text:line-break/><text:tab/><text:tab/><text:span text:style-name="T6">end</text:span><text:line-break/><text:tab/><text:tab/>elements.addAt(i, e)<text:line-break/><text:tab/><text:span text:style-name="T6">end</text:span><text:line-break/>}<text:line-break/></text:p>
      <text:h text:style-name="P37" text:outline-level="4">Generic operations</text:h>
      <text:p text:style-name="P36">Kermeta operations can contain type parameters. Like for classes these type parameters can be constrained by a super type. However, unlike for classes for which the bindigs to these type parameters is explicit, for operations the actual type to bound to the variable is statically infered for each call according to the type of the actual parameters. </text:p>
      <text:p text:style-name="ProgramListing"><text:span text:style-name="T6">class</text:span> Utils {<text:line-break/><text:tab/><text:span text:style-name="T6">operation</text:span> max&lt;T : Comparable&gt;(a : T, b : T) : T <text:span text:style-name="T6">is</text:span> <text:span text:style-name="T6">do</text:span><text:line-break/><text:tab/><text:tab/><text:span text:style-name="T6">result</text:span> := <text:span text:style-name="T6">if</text:span> a &gt; b <text:span text:style-name="T6">then</text:span> a <text:span text:style-name="T6">else</text:span> b <text:span text:style-name="T6">end</text:span><text:line-break/><text:tab/><text:span text:style-name="T6">end</text:span><text:line-break/>}<text:line-break/></text:p>
      <text:p text:style-name="Text_20_body"/>
      <text:p text:style-name="Note">Notice in that sample that even the “if” is an expression that can return a value that is assigned here to a the special variable “result”.</text:p>
      <text:p text:style-name="Text_20_body"/>
      <text:h text:style-name="P35" text:outline-level="3">Functions in kermeta</text:h>
      <text:p text:style-name="Standard">In order to implement and statically type check OCL-like iterators, kermeta includes some limited functional features by implementing lambda expressions.</text:p>
      <text:p text:style-name="P38">This is typically used on Collection which then provides functions like : each, select, foreach; detect, ... </text:p>
      <text:p text:style-name="P38">For example, the following code will build a collection of names of the operations that start with “test”.</text:p>
      <text:p text:style-name="ProgramListing"><text:span text:style-name="T6">var</text:span> names : Collection&lt;String&gt;<text:line-break/>names := <text:span text:style-name="T6">self</text:span>.getMetaClass.classDefinition.ownedOperation<text:line-break/><text:tab/><text:tab/><text:tab/>.select{ op | op.name.indexOf("test") == 0}<text:line-break/><text:tab/><text:tab/><text:tab/>.collect{ op | op.name }</text:p>
      <text:p text:style-name="P38">or on Integer which provides a time function.</text:p>
      <text:p text:style-name="P38">For example Integer defines the following function :</text:p>
      <text:p text:style-name="ProgramListing"><text:span text:style-name="T6">operation</text:span> times(body : &lt;Integer-&gt;Object&gt;) : Void <text:span text:style-name="T6">is</text:span> <text:span text:style-name="T6">do</text:span><text:line-break/><text:tab/><text:span text:style-name="T6">from</text:span> <text:span text:style-name="T6">var</text:span> i : Integer <text:span text:style-name="T6">init</text:span> 0<text:line-break/><text:tab/><text:span text:style-name="T6">until</text:span> i == <text:span text:style-name="T6">self</text:span><text:line-break/><text:tab/><text:span text:style-name="T6">loop</text:span><text:line-break/><text:tab/><text:tab/>body(i)<text:line-break/><text:tab/><text:tab/>i := i + 1<text:line-break/><text:tab/><text:span text:style-name="T6">end</text:span><text:line-break/><text:span text:style-name="T6">end</text:span> </text:p>
      <text:p text:style-name="P38">which allow to write code like :</text:p>
      <text:p text:style-name="ProgramListing"><text:span text:style-name="T6">var</text:span> res : Integer<text:line-break/>10.times { i | res + i }</text:p>
      <text:p text:style-name="P38"/>
      <text:p text:style-name="P38">See sections <text:bookmark-ref text:reference-format="chapter" text:ref-name="section_lambda_expression">2.3.7</text:bookmark-ref> and <text:bookmark-ref text:reference-format="chapter" text:ref-name="section_lambda_expression_mm">5.2.6</text:bookmark-ref> for detailed informations.</text:p>
      <text:h text:style-name="Heading_20_1" text:outline-level="1">Language Basics </text:h>
      <text:p text:style-name="Text_20_body">This section presents basic features of the Kermeta language such as comments, types, or instructions ... A simple “Hello world” example concludes this first section. More complex object-oriented features are explained in section <text:reference-ref text:reference-format="chapter" text:ref-name="sec:oo-features">3</text:reference-ref>.</text:p>
      <text:h text:style-name="Heading_20_2" text:outline-level="2">Comments and keywords</text:h>
      <text:p text:style-name="Warning">Comments are a little bit particular in the Kermeta language because they are not all ignored by the interpreter. There are two kinds of comments: the first is only associated to the text editor view in which the user edits his Kermeta file, and the second one is translated into MOF tags linked to structures described in the Kermeta model.</text:p>
      <text:h text:style-name="Heading_20_3" text:outline-level="3">Simple and multi-line comments</text:h>
      <text:p text:style-name="Text_20_body">Like many languages, Kermeta provides two ways to add comments in your models. You can add some simple line, or multi-line comments in Java-like syntax. If the user does not want his multi-line comment to be stored as MOF tags, he should be careful about the notation : the opening syntax must not have juxtaposed stars (“/**”).</text:p>
      <text:p text:style-name="P39">// a simple line comment<text:line-break/><text:line-break/>/* This a multi line comment<text:line-break/> <text:s text:c="2"/>all these lines are comments<text:line-break/> <text:s text:c="2"/>this line too. */</text:p>
      <text:h text:style-name="Heading_20_3" text:outline-level="3">Linked comments</text:h>
      <text:p text:style-name="Text_20_body">Kermeta provides a way to define named annotation. For that, you can use a special symbol “@”. For example you can define an annotation to describe the role of a variable. </text:p>
      <text:p text:style-name="ProgramListing">@usage count the number of ...<text:line-break/><text:span text:style-name="T6">var</text:span> myCounter : Integer <text:span text:style-name="T6">init</text:span> 12 <text:s/></text:p>
      <text:p text:style-name="Text_20_body">Each comment is linked to a Kermeta structure. It might be a class, an operation, a package, or an instruction as in the previous example. Those comments are always attached to the <text:s/>structure that follows it, and not the preceding one. In the following example, the first anonymous comment will be attached to the declaration like the “role” annotation.</text:p>
      <text:p text:style-name="ProgramListing"><text:span text:style-name="T6">@role</text:span> variable is an example for annotation<text:line-break/><text:span text:style-name="T6">var</text:span> myVar : Integer <text:span text:style-name="T6">init</text:span> 12</text:p>
      <text:p text:style-name="ProgramListing"><text:span text:style-name="T5">/**<text:line-break/> * <text:s/>This is a documentation tag for the class "myClass"<text:line-break/> */</text:span><text:line-break/><text:span text:style-name="T6">class</text:span> MyClass {<text:line-break/><text:tab/><text:span text:style-name="T5">/** This is a documentation tag for myOperation */</text:span><text:line-break/><text:tab/><text:span text:style-name="T6">operation</text:span> myOperation() <text:span text:style-name="T6">is</text:span> <text:span text:style-name="T6">do</text:span><text:line-break/><text:tab/><text:tab/><text:span text:style-name="T5">// Unlinked comment</text:span><text:line-break/><text:tab/><text:span text:style-name="T6">end</text:span><text:line-break/><text:tab/><text:span text:style-name="T6">@desc</text:span> "This is a named annotation for thisOperation"<text:line-break/><text:tab/><text:span text:style-name="T6">operation</text:span> thisOperation() <text:span text:style-name="T6">is</text:span> <text:span text:style-name="T6">do</text:span><text:line-break/><text:tab/><text:tab/><text:span text:style-name="T5">/* This is an unlinked comment<text:line-break/><text:tab/><text:tab/> */</text:span><text:line-break/><text:tab/><text:span text:style-name="T6">end</text:span><text:line-break/>}</text:p>
      <text:p text:style-name="Text_20_body"><text:s/></text:p>
      <text:h text:style-name="Heading_20_3" text:outline-level="3">Keywords</text:h>
      <text:p text:style-name="Text_20_body">Kermeta textual syntax uses several keywords like <text:span text:style-name="Literal">class</text:span>, <text:span text:style-name="Literal">attribute</text:span>, <text:span text:style-name="Literal">reference</text:span>, <text:span text:style-name="Literal">result</text:span>, ...</text:p>
      <text:p text:style-name="Text_20_body">This doesn't mean you cannot use these words for your own model. Moreover, this is only a textual syntax limitation.</text:p>
      <text:p text:style-name="Text_20_body">So Kermeta syntax allow you to use the word you want, you simply have to prefix it with a tilda ~.</text:p>
      <text:p text:style-name="Text_20_body">This example is valid:</text:p>
      <text:p text:style-name="ProgramListing"><text:span text:style-name="T6">require </text:span><text:span text:style-name="T3">"./ecore.ecore"<text:line-break/></text:span><text:span text:style-name="T6">class</text:span> ~class {<text:line-break/><text:tab/><text:span text:style-name="T6">attribute</text:span> ~attribute : Ecore::Attribute<text:line-break/>}</text:p>
      <text:h text:style-name="Heading_20_2" text:outline-level="2">Types and variables<text:reference-mark text:name="sec:types-and-variables"/></text:h>
      <text:p text:style-name="Text_20_body">A variable is defined by a name and by a datatype which determines the domain and operations we can apply on the variable.</text:p>
      <text:p text:style-name="ProgramListing">NAME:<text:tab/>( '~' )? <text:line-break/><text:tab/><text:tab/>( 'a'..'z' | 'A'..'Z' | '_' ) <text:line-break/><text:tab/><text:tab/>( 'a'..'z' | 'A'..'Z' | '_' | DIGIT )* </text:p>
      <text:h text:style-name="Heading_20_3" text:outline-level="3">Primitives types</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Name</text:p>
            </table:table-cell>
            <table:table-cell table:style-name="Tableau2.A1" office:value-type="string">
              <text:p text:style-name="Table_20_Heading">Description</text:p>
            </table:table-cell>
            <table:table-cell table:style-name="Tableau2.C1" office:value-type="string">
              <text:p text:style-name="Table_20_Heading">Literal Example</text:p>
            </table:table-cell>
          </table:table-row>
        </table:table-header-rows>
        <table:table-row>
          <table:table-cell table:style-name="Tableau2.A2" office:value-type="string">
            <text:p text:style-name="P40">Integer</text:p>
          </table:table-cell>
          <table:table-cell table:style-name="Tableau2.A2" office:value-type="string">
            <text:p text:style-name="Table_20_Contents">Represents integer numeric value like 10 or 12. (« int » data type in Java)</text:p>
          </table:table-cell>
          <table:table-cell table:style-name="Tableau2.C2" office:value-type="string">
            <text:p text:style-name="Table_20_Contents">'101', '12', '14, '-45', '-123'</text:p>
          </table:table-cell>
        </table:table-row>
        <table:table-row>
          <table:table-cell table:style-name="Tableau2.A2" office:value-type="string">
            <text:p text:style-name="P40">Real</text:p>
          </table:table-cell>
          <table:table-cell table:style-name="Tableau2.A2" office:value-type="string">
            <text:p text:style-name="Table_20_Contents">Represents a real numeric value like 3.14 (« double » data type in Java)</text:p>
          </table:table-cell>
          <table:table-cell table:style-name="Tableau2.C2" office:value-type="string">
            <text:p text:style-name="Table_20_Contents">'3.14', '-345.456'</text:p>
          </table:table-cell>
        </table:table-row>
        <table:table-row>
          <table:table-cell table:style-name="Tableau2.A2" office:value-type="string">
            <text:p text:style-name="P40">Character</text:p>
          </table:table-cell>
          <table:table-cell table:style-name="Tableau2.A2" office:value-type="string">
            <text:p text:style-name="Table_20_Contents">Represents a simple character variable like 'a', 'Z', or '$' (« char » data type in Java)</text:p>
          </table:table-cell>
          <table:table-cell table:style-name="Tableau2.C2" office:value-type="string">
            <text:p text:style-name="Table_20_Contents">'a', 'b', 'Z', 'Y', '$', '!'</text:p>
          </table:table-cell>
        </table:table-row>
        <table:table-row>
          <table:table-cell table:style-name="Tableau2.A2" office:value-type="string">
            <text:p text:style-name="P40">String</text:p>
          </table:table-cell>
          <table:table-cell table:style-name="Tableau2.A2" office:value-type="string">
            <text:p text:style-name="Table_20_Contents">Represents a string of characters like « helloworld » (« String » data type in Java)</text:p>
          </table:table-cell>
          <table:table-cell table:style-name="Tableau2.C2" office:value-type="string">
            <text:p text:style-name="P41">"helloworld", "this is a string !!!"</text:p>
          </table:table-cell>
        </table:table-row>
        <table:table-row>
          <table:table-cell table:style-name="Tableau2.A2" office:value-type="string">
            <text:p text:style-name="P40">Boolean</text:p>
          </table:table-cell>
          <table:table-cell table:style-name="Tableau2.A2" office:value-type="string">
            <text:p text:style-name="Table_20_Contents">Represents a true/false value. (« boolean » data type in Java)</text:p>
          </table:table-cell>
          <table:table-cell table:style-name="Tableau2.C2" office:value-type="string">
            <text:p text:style-name="Table_20_Contents">true, false</text:p>
          </table:table-cell>
        </table:table-row>
      </table:table>
      <text:p text:style-name="ProgramListing"><text:span text:style-name="T5">// Simple datatypes examples</text:span><text:line-break/><text:span text:style-name="T6">var</text:span> myVar1 : Integer <text:span text:style-name="T6">init</text:span> 10<text:line-break/><text:span text:style-name="T6">var</text:span> myVar2 : Integer<text:line-break/><text:span text:style-name="T6">var</text:span> myVar3 : Real <text:span text:style-name="T6">init</text:span> 3.14<text:line-break/><text:span text:style-name="T6">var</text:span> myVar4 : String <text:span text:style-name="T6">init</text:span> "a new string value"<text:line-break/><text:span text:style-name="T6">var</text:span> myVar5 : boolean</text:p>
      <text:h text:style-name="Heading_20_3" text:outline-level="3">Enumeration types</text:h>
      <text:p text:style-name="Text_20_body">You can also define enumeration types by using the following syntax. Note that each enumeration literal is separated from the following by a “;”.</text:p>
      <text:p text:style-name="ProgramListing"><text:span text:style-name="T6">enumeration</text:span> Size { small; normal; big; huge} </text:p>
      <text:p text:style-name="Text_20_body">You can manipulate enumerated variables and literals with classical operators such as <text:s/>in the following example.</text:p>
      <text:p text:style-name="ProgramListing"><text:span text:style-name="T6">var</text:span> mySize : Size<text:line-break/><text:span text:style-name="T6">if</text:span> ( mySize == Size.small ) <text:span text:style-name="T6">then</text:span> <text:line-break/> <text:s text:c="2"/>stdio.writeln("This is small !") <text:line-break/><text:span text:style-name="T6">end</text:span></text:p>
      <text:p text:style-name="Note">Enumeration are concept of the same level as classes, they must be defined in a package.</text:p>
      <text:h text:style-name="Heading_20_3" text:outline-level="3">Arrays and Collections</text:h>
      <text:p text:style-name="P42">Kermeta define some collection data types handling sets of values. Collection result of a combinaison of constraints « unique » and « ordered ». Unique specify a collection cannot contains doublet and ordered specify the position of the object inside the collection can be modify.</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Name</text:p>
            </table:table-cell>
            <table:table-cell table:style-name="Tableau3.A1" office:value-type="string">
              <text:p text:style-name="Table_20_Heading">Description</text:p>
            </table:table-cell>
            <table:table-cell table:number-columns-spanned="2">
              <table:table table:is-sub-table="true">
                <table:table-column table:style-name="Tableau3.C1.1"/>
                <table:table-column table:style-name="Tableau3.C1.2"/>
                <table:table-row>
                  <table:table-cell table:style-name="Tableau3.C1.1.1" table:number-columns-spanned="2" office:value-type="string">
                    <text:p text:style-name="Table_20_Heading">Constraints</text:p>
                  </table:table-cell>
                  <table:covered-table-cell/>
                </table:table-row>
                <table:table-row>
                  <table:table-cell table:style-name="Tableau3.C1.1.2" office:value-type="string">
                    <text:p text:style-name="Table_20_Heading">Unique</text:p>
                  </table:table-cell>
                  <table:table-cell table:style-name="Tableau3.C1.2.2" office:value-type="string">
                    <text:p text:style-name="Table_20_Heading">Ordered</text:p>
                  </table:table-cell>
                </table:table-row>
              </table:table>
            </table:table-cell>
            <table:covered-table-cell/>
          </table:table-row>
        </table:table-header-rows>
        <table:table-row>
          <table:table-cell table:style-name="Tableau3.A2" office:value-type="string">
            <text:p text:style-name="P40">set</text:p>
          </table:table-cell>
          <table:table-cell table:style-name="Tableau3.A2" office:value-type="string">
            <text:p text:style-name="Table_20_Contents">Represents a set not ordered with no doublet</text:p>
          </table:table-cell>
          <table:table-cell table:style-name="Tableau3.A2" office:value-type="string">
            <text:p text:style-name="P43">True</text:p>
          </table:table-cell>
          <table:table-cell table:style-name="Tableau3.D2" office:value-type="string">
            <text:p text:style-name="P43">False</text:p>
          </table:table-cell>
        </table:table-row>
        <table:table-row>
          <table:table-cell table:style-name="Tableau3.A2" office:value-type="string">
            <text:p text:style-name="P40">oset</text:p>
          </table:table-cell>
          <table:table-cell table:style-name="Tableau3.A2" office:value-type="string">
            <text:p text:style-name="Table_20_Contents">Represents a ordered set with possibly doublet</text:p>
          </table:table-cell>
          <table:table-cell table:style-name="Tableau3.A2" office:value-type="string">
            <text:p text:style-name="P43">True</text:p>
          </table:table-cell>
          <table:table-cell table:style-name="Tableau3.D2" office:value-type="string">
            <text:p text:style-name="P43">True</text:p>
          </table:table-cell>
        </table:table-row>
        <table:table-row>
          <table:table-cell table:style-name="Tableau3.A2" office:value-type="string">
            <text:p text:style-name="P40">seq</text:p>
          </table:table-cell>
          <table:table-cell table:style-name="Tableau3.A2" office:value-type="string">
            <text:p text:style-name="Table_20_Contents">Represents any ordered sequences of object</text:p>
          </table:table-cell>
          <table:table-cell table:style-name="Tableau3.A2" office:value-type="string">
            <text:p text:style-name="P43">False</text:p>
          </table:table-cell>
          <table:table-cell table:style-name="Tableau3.D2" office:value-type="string">
            <text:p text:style-name="P43">True</text:p>
          </table:table-cell>
        </table:table-row>
        <table:table-row>
          <table:table-cell table:style-name="Tableau3.A2" office:value-type="string">
            <text:p text:style-name="P40">bag</text:p>
          </table:table-cell>
          <table:table-cell table:style-name="Tableau3.A2" office:value-type="string">
            <text:p text:style-name="Table_20_Contents">Represents a not ordered sequence with doublet</text:p>
          </table:table-cell>
          <table:table-cell table:style-name="Tableau3.A2" office:value-type="string">
            <text:p text:style-name="P43">False</text:p>
          </table:table-cell>
          <table:table-cell table:style-name="Tableau3.D2" office:value-type="string">
            <text:p text:style-name="P43">False</text:p>
          </table:table-cell>
        </table:table-row>
      </table:table>
      <text:p text:style-name="Text_20_body"><text:span text:style-name="T3">An other way to define set of object is to use arrays. In fact, Kermeta does not define explicitly the concept of array, but it provides a mult</text:span>iplicity concept which can be use instead. Multiplicities are a way to define a lower and upper bound on a collection. Syntactically, lower and upper bounds are defined between brackets and are separated by two dots. Bounds can be an integer literal value or a star to explicitly specify there's no upper bound.</text:p>
      <text:p text:style-name="ProgramListing"><text:span text:style-name="T6">var</text:span> myCol1 : <text:span text:style-name="T6">set</text:span> Integer[4..6]<text:line-break/><text:span text:style-name="T6">var</text:span> myCol2 : <text:span text:style-name="T6">oset</text:span> Real[0..*]</text:p>
      <text:p text:style-name="Text_20_body">There is currently no way to define a collection by extension like you can do in C or Java. You can just initialize by copy a set with another collection.</text:p>
      <text:p text:style-name="ProgramListing"><text:span text:style-name="T5">// Collection dataTypes examples</text:span><text:line-break/><text:bookmark-start text:name="DDE_LINK1"/><text:span text:style-name="T6">var</text:span> myCol1 : <text:span text:style-name="T6">set</text:span> Integer<text:bookmark-end text:name="DDE_LINK1"/>[0..*]<text:tab/><text:span text:style-name="T6">init</text:span> kermeta::standard::Set&lt;Integer&gt;.new<text:line-break/><text:span text:style-name="T6">var</text:span> myCol2 : <text:span text:style-name="T6">oset</text:span> String[0..*]<text:tab/><text:span text:style-name="T6">init</text:span> kermeta::standard::OrderedSet&lt;String&gt;.new<text:line-break/><text:span text:style-name="T6">var</text:span> myCol3 : <text:span text:style-name="T6">bag</text:span> Boolean[0..*]<text:tab/><text:span text:style-name="T6">init</text:span> kermeta::standard::Bag&lt;Boolean&gt;.new<text:line-break/><text:span text:style-name="T6">var</text:span> myCol4 : <text:span text:style-name="T6">seq</text:span> Real[0..*]<text:tab/><text:span text:style-name="T6">init</text:span> kermeta::standard::Sequence&lt;Real&gt;.new<text:line-break/><text:line-break/><text:span text:style-name="T5">// Collection with multiplicities</text:span><text:line-break/><text:span text:style-name="T6">var</text:span> myCol5 : <text:span text:style-name="T6">seq</text:span> String[2..*] <text:span text:style-name="T5">// At least two strings in the sequence</text:span><text:line-break/><text:span text:style-name="T6">var</text:span> myCol6 : <text:span text:style-name="T6">set</text:span> String[1..*] <text:span text:style-name="T5">// An non empty set</text:span><text:line-break/><text:span text:style-name="T6">var</text:span> myCol7 : <text:span text:style-name="T6">set</text:span> Real[4..20] <text:line-break/><text:span text:style-name="T5">// this set will contain at least 4 elements and never more than 20 elements</text:span></text:p>
      <text:p text:style-name="Note">In most cases, you don't need to use this special syntax, you simply use the generic collections from the framework</text:p>
      <text:p text:style-name="Standard"/>
      <text:h text:style-name="Heading_20_3" text:outline-level="3">Operators</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iority</text:p>
            </table:table-cell>
            <table:table-cell table:style-name="Tableau4.A1" office:value-type="string">
              <text:p text:style-name="Table_20_Heading">Operator</text:p>
            </table:table-cell>
            <table:table-cell table:style-name="Tableau4.A1" office:value-type="string">
              <text:p text:style-name="Table_20_Heading">Operand types</text:p>
            </table:table-cell>
            <table:table-cell table:style-name="Tableau4.D1" office:value-type="string">
              <text:p text:style-name="Table_20_Heading">Semantic</text:p>
            </table:table-cell>
          </table:table-row>
        </table:table-header-rows>
        <table:table-row>
          <table:table-cell table:style-name="Tableau4.A2" office:value-type="float" office:value="1">
            <text:p text:style-name="P43">1</text:p>
          </table:table-cell>
          <table:table-cell table:style-name="Tableau4.B2" office:value-type="string">
            <text:p text:style-name="P44"><text:span text:style-name="Source_20_Text">+</text:span></text:p>
          </table:table-cell>
          <table:table-cell table:style-name="Tableau4.B2" office:value-type="string">
            <text:p text:style-name="P43">Numeric</text:p>
            <text:p text:style-name="P43">String</text:p>
          </table:table-cell>
          <table:table-cell table:style-name="Tableau4.D2" office:value-type="string">
            <text:p text:style-name="Table_20_Contents">Add two numeric values</text:p>
            <text:p text:style-name="Table_20_Contents">Concat two strings</text:p>
          </table:table-cell>
        </table:table-row>
        <table:table-row>
          <table:table-cell table:style-name="Tableau4.A2" office:value-type="float" office:value="1">
            <text:p text:style-name="P43">1</text:p>
          </table:table-cell>
          <table:table-cell table:style-name="Tableau4.B2" office:value-type="string">
            <text:p text:style-name="P44"><text:span text:style-name="Source_20_Text">-</text:span></text:p>
          </table:table-cell>
          <table:table-cell table:style-name="Tableau4.B2" office:value-type="string">
            <text:p text:style-name="P43">Numeric</text:p>
          </table:table-cell>
          <table:table-cell table:style-name="Tableau4.D2" office:value-type="string">
            <text:p text:style-name="Table_20_Contents">Subtract two numerous values</text:p>
          </table:table-cell>
        </table:table-row>
        <table:table-row>
          <table:table-cell table:style-name="Tableau4.A2" office:value-type="float" office:value="2">
            <text:p text:style-name="P43">2</text:p>
          </table:table-cell>
          <table:table-cell table:style-name="Tableau4.B2" office:value-type="string">
            <text:p text:style-name="P44"><text:span text:style-name="Source_20_Text">*</text:span></text:p>
          </table:table-cell>
          <table:table-cell table:style-name="Tableau4.B2" office:value-type="string">
            <text:p text:style-name="P43">Numeric</text:p>
          </table:table-cell>
          <table:table-cell table:style-name="Tableau4.D2" office:value-type="string">
            <text:p text:style-name="Table_20_Contents">Multiply two numeric values</text:p>
          </table:table-cell>
        </table:table-row>
        <table:table-row>
          <table:table-cell table:style-name="Tableau4.A2" office:value-type="float" office:value="2">
            <text:p text:style-name="P43">2</text:p>
          </table:table-cell>
          <table:table-cell table:style-name="Tableau4.B2" office:value-type="string">
            <text:p text:style-name="P44"><text:span text:style-name="Source_20_Text">/</text:span></text:p>
          </table:table-cell>
          <table:table-cell table:style-name="Tableau4.B2" office:value-type="string">
            <text:p text:style-name="P43">Numeric</text:p>
          </table:table-cell>
          <table:table-cell table:style-name="Tableau4.D2" office:value-type="string">
            <text:p text:style-name="Table_20_Contents">Divide the first operand by the second</text:p>
          </table:table-cell>
        </table:table-row>
      </table:table>
      <text:p text:style-name="Text_20_body">Notice that most of these arithmetic operators are only defined for numeric primitive types like Integer or Float. Except the + operator which is a concat operator for String, they are not applicable on String or Boolean and on collections </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riority</text:p>
            </table:table-cell>
            <table:table-cell table:style-name="Tableau5.A1" office:value-type="string">
              <text:p text:style-name="Table_20_Heading">Operators</text:p>
            </table:table-cell>
            <table:table-cell table:style-name="Tableau5.A1" office:value-type="string">
              <text:p text:style-name="Table_20_Heading">Operand Types</text:p>
            </table:table-cell>
            <table:table-cell table:style-name="Tableau5.D1" office:value-type="string">
              <text:p text:style-name="Table_20_Heading">Semantics</text:p>
            </table:table-cell>
          </table:table-row>
        </table:table-header-rows>
        <table:table-row>
          <table:table-cell table:style-name="Tableau5.A2" office:value-type="float" office:value="3">
            <text:p text:style-name="P43">3</text:p>
          </table:table-cell>
          <table:table-cell table:style-name="Tableau5.B2" office:value-type="string">
            <text:p text:style-name="P44"><text:span text:style-name="Source_20_Text">==</text:span></text:p>
          </table:table-cell>
          <table:table-cell table:style-name="Tableau5.B2" office:value-type="string">
            <text:p text:style-name="P43">Primitives</text:p>
          </table:table-cell>
          <table:table-cell table:style-name="Tableau5.D2" office:value-type="string">
            <text:p text:style-name="Table_20_Contents">True, if op1 value's is the same that op2 value's</text:p>
          </table:table-cell>
        </table:table-row>
        <table:table-row>
          <table:table-cell table:style-name="Tableau5.A2" office:value-type="float" office:value="3">
            <text:p text:style-name="P43">3</text:p>
          </table:table-cell>
          <table:table-cell table:style-name="Tableau5.B2" office:value-type="string">
            <text:p text:style-name="P44"><text:span text:style-name="Source_20_Text">!=</text:span></text:p>
          </table:table-cell>
          <table:table-cell table:style-name="Tableau5.B2" office:value-type="string">
            <text:p text:style-name="P43">Primitives</text:p>
          </table:table-cell>
          <table:table-cell table:style-name="Tableau5.D2" office:value-type="string">
            <text:p text:style-name="Table_20_Contents">True if op1 value's is <text:s/>different of op2 value's</text:p>
          </table:table-cell>
        </table:table-row>
        <table:table-row>
          <table:table-cell table:style-name="Tableau5.A4" office:value-type="float" office:value="3">
            <text:p text:style-name="P43">3</text:p>
          </table:table-cell>
          <table:table-cell table:style-name="Tableau5.B4" office:value-type="string">
            <text:p text:style-name="P44"><text:span text:style-name="Source_20_Text">&lt;</text:span></text:p>
          </table:table-cell>
          <table:table-cell table:style-name="Tableau5.B4" office:value-type="string">
            <text:p text:style-name="P43">Numeric</text:p>
          </table:table-cell>
          <table:table-cell table:style-name="Tableau5.D2" office:value-type="string">
            <text:p text:style-name="Table_20_Contents">True if op1value's is strictly smaller than op2 value's</text:p>
          </table:table-cell>
        </table:table-row>
        <table:table-row>
          <table:table-cell table:style-name="Tableau5.A4" office:value-type="float" office:value="3">
            <text:p text:style-name="P43">3</text:p>
          </table:table-cell>
          <table:table-cell table:style-name="Tableau5.B4" office:value-type="string">
            <text:p text:style-name="P44"><text:span text:style-name="Source_20_Text">&lt;=</text:span></text:p>
          </table:table-cell>
          <table:table-cell table:style-name="Tableau5.B4" office:value-type="string">
            <text:p text:style-name="P43">Numeric</text:p>
          </table:table-cell>
          <table:table-cell table:style-name="Tableau5.D5" office:value-type="string">
            <text:p text:style-name="Table_20_Contents">True if op1 value's is smaller or equals than op2 value's</text:p>
          </table:table-cell>
        </table:table-row>
        <table:table-row>
          <table:table-cell table:style-name="Tableau5.A4" office:value-type="float" office:value="3">
            <text:p text:style-name="P43">3</text:p>
          </table:table-cell>
          <table:table-cell table:style-name="Tableau5.B4" office:value-type="string">
            <text:p text:style-name="P44"><text:span text:style-name="Source_20_Text">&gt;</text:span></text:p>
          </table:table-cell>
          <table:table-cell table:style-name="Tableau5.B4" office:value-type="string">
            <text:p text:style-name="P43">Numeric</text:p>
          </table:table-cell>
          <table:table-cell table:style-name="Tableau5.D5" office:value-type="string">
            <text:p text:style-name="Table_20_Contents">True if op1 value's is strictly greater than op2 value's</text:p>
          </table:table-cell>
        </table:table-row>
        <table:table-row>
          <table:table-cell table:style-name="Tableau5.A4" office:value-type="float" office:value="3">
            <text:p text:style-name="P43">3</text:p>
          </table:table-cell>
          <table:table-cell table:style-name="Tableau5.B4" office:value-type="string">
            <text:p text:style-name="P44"><text:span text:style-name="Source_20_Text">&gt;=</text:span></text:p>
          </table:table-cell>
          <table:table-cell table:style-name="Tableau5.B4" office:value-type="string">
            <text:p text:style-name="P43">Numeric</text:p>
          </table:table-cell>
          <table:table-cell table:style-name="Tableau5.D5" office:value-type="string">
            <text:p text:style-name="Table_20_Contents">True if op1 value's is greater or equals than op2 value's</text:p>
          </table:table-cell>
        </table:table-row>
      </table:table>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Priority</text:p>
            </table:table-cell>
            <table:table-cell table:style-name="Tableau6.A1" office:value-type="string">
              <text:p text:style-name="Table_20_Heading">Operators</text:p>
            </table:table-cell>
            <table:table-cell table:style-name="Tableau6.A1" office:value-type="string">
              <text:p text:style-name="Table_20_Heading">Operands Types</text:p>
            </table:table-cell>
            <table:table-cell table:style-name="Tableau6.D1" office:value-type="string">
              <text:p text:style-name="Table_20_Heading">Semantics</text:p>
            </table:table-cell>
          </table:table-row>
        </table:table-header-rows>
        <table:table-row>
          <table:table-cell table:style-name="Tableau6.A2" office:value-type="float" office:value="4">
            <text:p text:style-name="P43">4</text:p>
          </table:table-cell>
          <table:table-cell table:style-name="Tableau6.B2" office:value-type="string">
            <text:p text:style-name="P44"><text:span text:style-name="Source_20_Text">and </text:span></text:p>
          </table:table-cell>
          <table:table-cell table:style-name="Tableau6.B2" office:value-type="string">
            <text:p text:style-name="P43">Boolean</text:p>
          </table:table-cell>
          <table:table-cell table:style-name="Tableau6.D2" office:value-type="string">
            <text:p text:style-name="Table_20_Contents">True if op1 and op2 are evaluated to true</text:p>
          </table:table-cell>
        </table:table-row>
        <table:table-row>
          <table:table-cell table:style-name="Tableau6.A2" office:value-type="float" office:value="4">
            <text:p text:style-name="P43">4</text:p>
          </table:table-cell>
          <table:table-cell table:style-name="Tableau6.B2" office:value-type="string">
            <text:p text:style-name="P44"><text:span text:style-name="Source_20_Text">or</text:span></text:p>
          </table:table-cell>
          <table:table-cell table:style-name="Tableau6.B2" office:value-type="string">
            <text:p text:style-name="P43">Boolean</text:p>
          </table:table-cell>
          <table:table-cell table:style-name="Tableau6.D2" office:value-type="string">
            <text:p text:style-name="Table_20_Contents">True if one of the operators is evaluated to true</text:p>
          </table:table-cell>
        </table:table-row>
        <table:table-row>
          <table:table-cell table:style-name="Tableau6.A2" office:value-type="float" office:value="4">
            <text:p text:style-name="P43">4</text:p>
          </table:table-cell>
          <table:table-cell table:style-name="Tableau6.B2" office:value-type="string">
            <text:p text:style-name="P44"><text:span text:style-name="Source_20_Text">not </text:span></text:p>
          </table:table-cell>
          <table:table-cell table:style-name="Tableau6.B2" office:value-type="string">
            <text:p text:style-name="P43">Boolean</text:p>
          </table:table-cell>
          <table:table-cell table:style-name="Tableau6.D2" office:value-type="string">
            <text:p text:style-name="Table_20_Contents">True if op is false.</text:p>
          </table:table-cell>
        </table:table-row>
      </table:table>
      <text:h text:style-name="Heading_20_2" text:outline-level="2">Basic instructions</text:h>
      <text:h text:style-name="Heading_20_3" text:outline-level="3">Defining operations</text:h>
      <text:p text:style-name="Text_20_body">Kermeta provides a way to add operational semantics to your meta-models. For that, you can define operations with their body. You can also specify abstract operations (they have no body.) Kermeta requires that every class where there is an abstract operation must be declared as an abstract class.</text:p>
      <text:p text:style-name="Text_20_body">There are some limitations in regards to Java. For example, you cannot define nested classes in Kermeta. Kermeta offers the same structural concepts than MOF language. </text:p>
      <text:p text:style-name="ProgramListing"><text:span text:style-name="T6">class</text:span> Inventory <text:line-break/>{<text:line-break/><text:tab/><text:span text:style-name="T6">operation</text:span> visitLibrary(l : Library) <text:span text:style-name="T6">is</text:span><text:line-break/><text:tab/><text:span text:style-name="T6">do</text:span><text:line-break/><text:tab/><text:tab/>writeln("Inventory : ");<text:line-break/><text:tab/><text:tab/>l.books.each(b : Book | b.accept(visitor))<text:line-break/><text:tab/><text:tab/>writeln("----")<text:line-break/><text:tab/><text:span text:style-name="T6">end</text:span><text:line-break/><text:line-break/><text:tab/><text:span text:style-name="T6">operation</text:span> visitBook(b : Book) <text:span text:style-name="T6">is</text:span><text:line-break/><text:tab/><text:span text:style-name="T6">do</text:span><text:line-break/><text:tab/><text:tab/>stdio.write("Book : ", b.title, " by ")<text:line-break/><text:tab/><text:tab/>b.authors.each(a : Author | a.accept(visitor))<text:line-break/><text:tab/><text:span text:style-name="T6">end</text:span><text:line-break/><text:line-break/><text:tab/><text:span text:style-name="T6">operation</text:span> visitAuthor(a : Author) <text:s/><text:span text:style-name="T6">is</text:span> <text:line-break/><text:tab/><text:span text:style-name="T6">do</text:span><text:line-break/><text:tab/><text:tab/>stdio.write(a.name, " ", a.lastName)<text:line-break/><text:tab/><text:span text:style-name="T6">end</text:span><text:line-break/>}<text:line-break/><text:line-break/><text:span text:style-name="T6">class</text:span> Library {<text:line-break/><text:tab/>// ...<text:line-break/><text:tab/><text:span text:style-name="T6">operation</text:span> accept(visitor : Inventory) <text:s/><text:span text:style-name="T6">is</text:span><text:line-break/><text:tab/><text:span text:style-name="T6">do</text:span><text:line-break/><text:tab/><text:tab/>visitor.visitLibrary(self)<text:line-break/><text:tab/><text:span text:style-name="T6">end</text:span><text:line-break/>}<text:line-break/><text:line-break/><text:span text:style-name="T6">class</text:span> Book<text:line-break/>{<text:line-break/><text:tab/>// ...<text:line-break/><text:tab/><text:span text:style-name="T6">operation</text:span> accept(visitor : Inventory) <text:span text:style-name="T6">is</text:span><text:line-break/><text:tab/><text:span text:style-name="T6">do</text:span><text:line-break/><text:tab/><text:tab/>visitor.visitBook(self)<text:line-break/><text:tab/><text:span text:style-name="T6">end</text:span><text:line-break/>}<text:line-break/><text:line-break/><text:span text:style-name="T6">class</text:span> Author<text:line-break/>{<text:line-break/><text:tab/>// ...<text:line-break/><text:tab/><text:span text:style-name="T6">operation</text:span> accept(visitor : Inventory) <text:span text:style-name="T6">is</text:span><text:line-break/><text:tab/><text:span text:style-name="T6">do</text:span><text:line-break/><text:tab/><text:tab/>visitor.visitAuthor(self)<text:line-break/><text:tab/><text:span text:style-name="T6">end</text:span><text:line-break/>}</text:p>
      <text:p text:style-name="Text_20_body">In this small example we define an “Inventory” class which can go over the library structure and print books informations. For that, we apply the visitor GoF pattern's on the library structure defining an <text:s/>“accept” method in every library structures.</text:p>
      <text:h text:style-name="Heading_20_4" text:outline-level="4">Result</text:h>
      <text:p text:style-name="Text_20_body">The special variable <text:span text:style-name="T8">result</text:span> is used to store the value that will be returned by the operation. </text:p>
      <text:p text:style-name="Text_20_body">Ex:</text:p>
      <text:p text:style-name="ProgramListing"><text:span text:style-name="T6"><text:tab/>operation</text:span> getName() : <text:span text:style-name="T3">String</text:span><text:span text:style-name="T6"> is</text:span><text:line-break/><text:tab/><text:span text:style-name="T6">do</text:span><text:line-break/><text:tab/><text:tab/><text:span text:style-name="T6">result</text:span> := <text:span text:style-name="T6">self</text:span>.name<text:line-break/><text:tab/><text:span text:style-name="T6">end</text:span></text:p>
      <text:p text:style-name="Note">This is different of the <text:span text:style-name="Literal">return</text:span> in java, since it doesn't end the block. Other instruction can be used after the <text:span text:style-name="Literal">result</text:span> assigment.</text:p>
      <text:p text:style-name="Standard"/>
      <text:h text:style-name="Heading_20_4" text:outline-level="4">Operations as main entry point.</text:h>
      <text:p text:style-name="Standard">When you run a Kermeta program you'll start from an operation. You can pass any number of String as parameters of those operations.</text:p>
      <text:p text:style-name="Standard"/>
      <text:p text:style-name="Standard">For example:</text:p>
      <text:p text:style-name="ProgramListing"><text:span text:style-name="T6">class</text:span> A{<text:line-break/><text:tab/><text:span text:style-name="T6">operation</text:span> main0() <text:span text:style-name="T6">is</text:span> <text:span text:style-name="T6">do</text:span><text:line-break/><text:tab/><text:tab/>// do something<text:line-break/><text:tab/><text:span text:style-name="T6">end</text:span><text:line-break/><text:tab/><text:span text:style-name="T6">operation</text:span> main1( arg1 : String) <text:span text:style-name="T6">is</text:span> <text:span text:style-name="T6">do</text:span><text:line-break/><text:tab/><text:tab/>// do something with 1rst argument<text:line-break/><text:tab/><text:span text:style-name="T6">end</text:span><text:line-break/><text:tab/><text:span text:style-name="T6">operation</text:span> main3( arg1 : String, arg2 : String) <text:span text:style-name="T6">is</text:span> <text:span text:style-name="T6">do</text:span><text:line-break/><text:tab/><text:tab/>// do something with 1<text:span text:style-name="T9">st</text:span> and 2nd arguments<text:line-break/><text:tab/><text:span text:style-name="T6">end</text:span><text:line-break/><text:tab/>// ...<text:line-break/>}</text:p>
      <text:p text:style-name="Note">Obviously, you'll have to take care to not use any reference or attribute of the enclosing class since the corresponding object hasn't been initialized yet. (Ie. <text:span text:style-name="Literal">self == void</text:span>)</text:p>
      <text:h text:style-name="Heading_20_3" text:outline-level="3">Block statement</text:h>
      <text:p text:style-name="Text_20_body">Kermeta provides a block notion to manage scope of variable. Instruction of the block have to be inserted between “do” and “end” keywords. This two keywords may be omitted for the conditional and for the loop structure.</text:p>
      <text:p text:style-name="Text_20_body">A variable could only be access in the block where it was defined and in its sub block (See the following example). <text:s/></text:p>
      <text:p text:style-name="ProgramListing"><text:span text:style-name="T6">do</text:span><text:line-break/><text:tab/><text:span text:style-name="T6">var</text:span> v1 : Integer <text:span text:style-name="T6">init</text:span> 3<text:line-break/><text:tab/><text:span text:style-name="T6">var</text:span> v2 : Integer <text:span text:style-name="T6">init</text:span> 2<text:line-break/><text:tab/><text:span text:style-name="T6">do</text:span><text:line-break/><text:tab/><text:tab/><text:span text:style-name="T6">var</text:span> v3 : Integer<text:line-break/><text:tab/><text:tab/>v3 := v1 + v2<text:line-break/><text:tab/><text:span text:style-name="T6">end</text:span><text:line-break/><text:tab/><text:span text:style-name="T6">var</text:span> v4 : Integer <text:span text:style-name="T6">init</text:span> v3 <text:span text:style-name="T5">// error : v3 is unknown here</text:span><text:line-break/><text:span text:style-name="T6">end</text:span></text:p>
      <text:p text:style-name="Text_20_body"/>
      <text:h text:style-name="Heading_20_3" text:outline-level="3">Conditional statement</text:h>
      <text:p text:style-name="Text_20_body">Kermeta's conditional statement is composed of at least two elements : a boolean expression and an block to execute if the boolean is evaluated to “true”. To be more precise you can add another function that will execute if the boolean is evaluated to false.</text:p>
      <text:p text:style-name="ProgramListing"><text:span text:style-name="T6">var</text:span> v1 : Integer <text:span text:style-name="T6">init</text:span> 2<text:line-break/><text:span text:style-name="T6">var</text:span> v2 : String <text:span text:style-name="T6">init</text:span> "blah"<text:line-break/><text:line-break/><text:span text:style-name="T6">if</text:span> v1 &gt; 5 <text:span text:style-name="T6">then</text:span> v1 := v1-5<text:line-break/><text:line-break/><text:span text:style-name="T6">if</text:span> v1 == 2 <text:span text:style-name="T6">then</text:span><text:line-break/><text:tab/>v2 := v1<text:line-break/><text:tab/>v1 := <text:s/>v2 + v1<text:line-break/><text:span text:style-name="T6">else</text:span><text:line-break/><text:tab/>v1 := 0<text:line-break/><text:span text:style-name="T6">end</text:span></text:p>
      <text:p text:style-name="Text_20_body">The <text:span text:style-name="Literal">if</text:span> statement is in fact an expression (see section <text:bookmark-ref text:reference-format="chapter" text:ref-name="section_kermeta_metamodel">5</text:bookmark-ref>). As any expression in Kermeta, it can return a value. In the case of the <text:span text:style-name="Literal">if</text:span>, the return type is the one of both the <text:span text:style-name="Literal">then</text:span> and <text:span text:style-name="Literal">else</text:span> blocks</text:p>
      <text:p text:style-name="Text_20_body">Example:</text:p>
      <text:p text:style-name="ProgramListing"><text:span text:style-name="T6"><text:tab/>var</text:span> s : String<text:line-break/><text:tab/>s := <text:span text:style-name="T6">if false then</text:span> "a" <text:span text:style-name="T6">else</text:span> "b" <text:span text:style-name="T6">end</text:span></text:p>
      <text:h text:style-name="Heading_20_3" text:outline-level="3">Loop Statement</text:h>
      <text:p text:style-name="Text_20_body">Here is a sample of a typical loop in Kermeta.</text:p>
      <text:p text:style-name="ProgramListing"><text:span text:style-name="T6">var</text:span> v1 : Integer <text:span text:style-name="T6">init</text:span> 3<text:line-break/><text:span text:style-name="T6">var</text:span> v2 : Integer <text:span text:style-name="T6">init</text:span> 6<text:line-break/><text:line-break/><text:span text:style-name="T6">from</text:span> <text:span text:style-name="T6">var</text:span> i : Integer <text:span text:style-name="T6">init</text:span> 0<text:line-break/><text:span text:style-name="T6">until</text:span> i == 10<text:line-break/><text:span text:style-name="T6">loop</text:span><text:line-break/><text:tab/>i := i + 1<text:line-break/><text:span text:style-name="T6">end</text:span></text:p>
      <text:p text:style-name="Text_20_body"/>
      <text:h text:style-name="Heading_20_3" text:outline-level="3">Exception handling</text:h>
      <text:p text:style-name="Text_20_body">Kermeta provides also an exception mechanism. You can define a “rescue” bloc to manage errors occurring during the execution of another block. Exception mechanism is very close to the Java Exception mechanism (See the following example).</text:p>
      <text:p text:style-name="ProgramListing"><text:span text:style-name="T6">do</text:span><text:line-break/><text:tab/><text:span text:style-name="T6">var</text:span> excep : Exception<text:line-break/><text:tab/><text:line-break/><text:tab/>excep := Exception.new<text:line-break/><text:tab/>stdio.writeln(“Throwing an exception ! “)<text:line-break/><text:tab/><text:span text:style-name="T6">raise</text:span> excep<text:line-break/><text:span text:style-name="T6">end</text:span></text:p>
      <text:p text:style-name="Text_20_body">Any block can then rescue exceptions.</text:p>
      <text:p text:style-name="ProgramListing"><text:span text:style-name="T6">var</text:span> v1 : Integer <text:span text:style-name="T6">init</text:span> 2<text:line-break/><text:span text:style-name="T6">var</text:span> v2 : Integer <text:span text:style-name="T6">init</text:span> 3<text:line-break/><text:line-break/><text:span text:style-name="T6">do</text:span><text:line-break/><text:tab/>var v3 : Integer<text:line-break/><text:tab/>v3 := v1 + v2<text:line-break/><text:span text:style-name="T6">rescue</text:span> (myError : Exception)<text:line-break/><text:tab/>// something with myError<text:line-break/><text:tab/>// ...<text:line-break/><text:span text:style-name="T6">end</text:span></text:p>
      <text:p text:style-name="Text_20_body"/>
      <text:h text:style-name="Heading_20_3" text:outline-level="3">Using Variables</text:h>
      <text:p text:style-name="ProgramListing"><text:span text:style-name="T6">do</text:span><text:line-break/><text:tab/><text:span text:style-name="T6">var</text:span> v1 : Integer <text:span text:style-name="T6">init</text:span> 14<text:line-break/><text:tab/><text:span text:style-name="T6">var</text:span> v2 : Integer <text:span text:style-name="T6">init</text:span> 145 * v1<text:line-break/><text:line-break/><text:tab/><text:span text:style-name="T6">var</text:span> tab : Integer[0..*]<text:line-break/><text:tab/>v1 := v2/v1<text:line-break/><text:span text:style-name="T6">end</text:span></text:p>
      <text:p text:style-name="Text_20_body">In the previous example, we define 3 variables of type integer. The first in initialized with the “14” litteral value, the second is initialized with an expression using v1. For the last variable, we use a multiplicity notation to specifiy an ordered set of integer.</text:p>
      <text:list text:style-name="L3">
        <text:list-header>
          <text:p text:style-name="P45"/>
        </text:list-header>
      </text:list>
      <text:h text:style-name="P46" text:outline-level="3"><text:s/>Lambda Expressions and functions<text:bookmark-start text:name="section_lambda_expression"/> <text:bookmark-end text:name="section_lambda_expression"/></text:h>
      <text:h text:style-name="Heading_20_4" text:outline-level="4">Some existing useful functions</text:h>
      <text:p text:style-name="Standard">The collections in Kermeta implement several functions based on lambda expression. These ones are very useful for model navigation. Here are some examples:</text:p>
      <text:p text:style-name="Standard"/>
      <text:p text:style-name="ProgramListing">aCollection.each { e | <text:line-break/> <text:s text:c="2"/><text:span text:style-name="T5">// do something with each of element e of this collection</text:span><text:line-break/>}</text:p>
      <text:p text:style-name="ProgramListing">aBoolean := aCollection.forall { e | <text:span text:style-name="T5">/* a condition */</text:span><text:line-break/>} <text:span text:style-name="T5">// return true if the condition is true for all elements in the collection.</text:span></text:p>
      <text:p text:style-name="ProgramListing">aCollection2 := aCollection.select { e | <text:span text:style-name="T5">/* a condition that returns true for elements that must be included in the resulting Collection */</text:span><text:line-break/>}</text:p>
      <text:p text:style-name="ProgramListing">aCollection2 := aCollection.reject { e | <text:span text:style-name="T5">/* a condition that returns true for elements that must be exclude in the resulting Collection */</text:span><text:line-break/>}</text:p>
      <text:p text:style-name="ProgramListing"/>
      <text:p text:style-name="ProgramListing">aCollection2 := aCollection.collect { e | <text:span text:style-name="T5">/* an expression, for example e.name */</text:span><text:line-break/>} <text:span text:style-name="T5">// return a new collection containing as much element as in the original collection but with the result of the expression.</text:span></text:p>
      <text:p text:style-name="ProgramListing">aBoolean := aCollection.detect { e | <text:span text:style-name="T5">/* a condition */</text:span>} // returns the first element that fullfil the condition.</text:p>
      <text:p text:style-name="ProgramListing">aBoolean := aCollection.exist { e | <text:span text:style-name="T5">/* a condition */</text:span>} // returns true if at least one element fulfill the condition.</text:p>
      <text:p text:style-name="P27"/>
      <text:p text:style-name="P27">Another useful function is defined on Integer : the function times</text:p>
      <text:p text:style-name="P27">ex:</text:p>
      <text:p text:style-name="P47">10.times { i | stdio.writeln(i.toString) } <text:span text:style-name="T5">// prints 0 to 9</text:span> </text:p>
      <text:p text:style-name="Text_20_body">Notice that you can write some complex code in the function, using internal variables, etc.</text:p>
      <text:p text:style-name="Text_20_body">Ex:</text:p>
      <text:p text:style-name="Text_20_body"/>
      <text:h text:style-name="Heading_20_4" text:outline-level="4">Defining new functions in a class</text:h>
      <text:p text:style-name="P27">You can also define your own functions, simply declare a parameter as a function using the following syntax.</text:p>
      <text:p text:style-name="P27">For example the each and the forAll functions are declared like this:</text:p>
      <text:p text:style-name="ProgramListing"><text:span text:style-name="T6">abstract</text:span> <text:span text:style-name="T6">class</text:span> Collection&lt;G&gt;<text:line-break/>{<text:line-break/><text:tab/>...<text:line-break/><text:tab/><text:span text:style-name="T5">/**<text:line-break/><text:tab/> * runs func on each element of the collection<text:line-break/><text:tab/> */</text:span><text:line-break/><text:tab/><text:span text:style-name="T6">operation</text:span> each(func : &lt;G -&gt; Object&gt;) : Void <text:span text:style-name="T6">is</text:span> <text:span text:style-name="T6">do</text:span><text:line-break/><text:tab/><text:tab/><text:span text:style-name="T6">from</text:span> <text:span text:style-name="T6">var</text:span> it : Iterator&lt;G&gt; <text:span text:style-name="T6">init</text:span> iterator<text:line-break/><text:tab/><text:tab/><text:span text:style-name="T6">until</text:span> it.isOff<text:line-break/><text:tab/><text:tab/><text:span text:style-name="T6">loop</text:span><text:line-break/><text:tab/><text:tab/><text:tab/>func(it.next)<text:line-break/><text:tab/><text:tab/><text:span text:style-name="T6">end</text:span><text:line-break/><text:tab/><text:span text:style-name="T6">end</text:span><text:line-break/><text:tab/><text:line-break/><text:tab/><text:span text:style-name="T5">/**<text:line-break/><text:tab/> * checks that the condition is true on all the element of the collection<text:line-break/><text:tab/> * returns true if the collection is empty<text:line-break/><text:tab/> */</text:span><text:line-break/><text:tab/><text:span text:style-name="T6">operation</text:span> forAll(func : &lt;G -&gt; Boolean&gt;) : Boolean <text:span text:style-name="T6">is</text:span> <text:span text:style-name="T6">do</text:span><text:line-break/><text:tab/><text:tab/><text:span text:style-name="T6">var</text:span> test : Boolean <text:span text:style-name="T6">init</text:span> true<text:line-break/><text:tab/><text:tab/><text:span text:style-name="T6">from</text:span> <text:span text:style-name="T6">var</text:span> it : Iterator&lt;G&gt; init iterator<text:line-break/><text:tab/><text:tab/><text:span text:style-name="T3">until</text:span> it.isOff<text:line-break/><text:tab/><text:tab/>loop<text:line-break/><text:tab/><text:tab/><text:tab/>test := test <text:span text:style-name="T6">and</text:span> func(it.next)<text:line-break/><text:tab/><text:tab/><text:span text:style-name="T6">end</text:span><text:line-break/><text:tab/><text:tab/><text:span text:style-name="T6">result</text:span> := test<text:line-break/><text:tab/><text:span text:style-name="T6">end</text:span><text:line-break/>.</text:p>
      <text:h text:style-name="Heading_20_4" text:outline-level="4">Defining lambda expression variables</text:h>
      <text:p text:style-name="Text_20_body">You can also define lambda expression as variable. This can be useful if you don't want ( or can't) to modify the class.</text:p>
      <text:list text:style-name="L4">
        <text:list-item>
          <text:p text:style-name="P48">A basic lambda expression</text:p>
        </text:list-item>
      </text:list>
      <text:p text:style-name="P27">With one Integer argument and returning an Integer.</text:p>
      <text:p text:style-name="P47"><text:span text:style-name="T6">var</text:span> aLambdaExp : &lt;Integer-&gt;Integer&gt;<text:line-break/><text:span text:style-name="T6">var</text:span> aLambdaResult : Integer<text:line-break/>aLambdaExp := <text:span text:style-name="T6">function</text:span> { i : Integer | i.plus(4) }<text:line-break/><text:span text:style-name="T5">// aLambdaResult equals 7</text:span><text:line-break/>aLambdaResult := aLambdaExp(3)</text:p>
      <text:list text:style-name="L5">
        <text:list-item>
          <text:p text:style-name="P49">A lambda expression with several parameters</text:p>
        </text:list-item>
      </text:list>
      <text:p text:style-name="P47"><text:span text:style-name="T6">var</text:span> aLambdaExp : &lt;[Integer, Integer]-&gt;Integer&gt;<text:line-break/><text:span text:style-name="T6">var</text:span> aLambdaResult : Integer<text:line-break/>aLambdaExp := <text:span text:style-name="T6">function</text:span> { i : Integer, j : Integer | i * j }<text:line-break/><text:span text:style-name="T5">// aLambdaResult equals 12</text:span><text:line-break/>aLambdaResult := aLambdaExp(3, 4)</text:p>
      <text:p text:style-name="Text_20_body"/>
      <text:list text:style-name="L6">
        <text:list-item>
          <text:p text:style-name="P50">A lambda expression on a collection</text:p>
        </text:list-item>
      </text:list>
      <text:p text:style-name="P47"><text:span text:style-name="T6">var</text:span> sequence : Sequence&lt;Integer&gt; <text:span text:style-name="T6">init</text:span> Sequence<text:line-break/><text:span text:style-name="T6">var</text:span> init_set : Set&lt;Integer&gt; <text:span text:style-name="T6">init</text:span> Set&lt;Integer&gt;.new<text:line-break/>init_set.add(32)<text:line-break/>init_set.add(23)<text:line-break/>init_set.add(41)<text:line-break/><text:line-break/><text:span text:style-name="T5">// This sequence equals : [320, 230, 41]</text:span><text:line-break/>sequence := init_set.collect { element | element*10}</text:p>
      <text:p text:style-name="Standard"/>
      <text:p text:style-name="Standard">The code within the function can be as complex as you want, using internal variables, etc.</text:p>
      <text:p text:style-name="ProgramListing"><text:tab/><text:span text:style-name="T6">var</text:span> factoExp : &lt;Integer-&gt;Integer&gt;<text:line-break/><text:tab/>factoExp := <text:span text:style-name="T6">function</text:span> { n : Integer | <text:line-break/><text:tab/><text:tab/><text:span text:style-name="T6">var</text:span> fact : Integer <text:span text:style-name="T6">init</text:span> 1<text:line-break/><text:tab/><text:tab/><text:span text:style-name="T6">from</text:span> var x : Integer <text:span text:style-name="T6">init</text:span> 1 <text:line-break/><text:tab/><text:tab/><text:span text:style-name="T6">until</text:span> x &gt; n <text:line-break/><text:tab/><text:tab/><text:span text:style-name="T6">loop</text:span><text:line-break/><text:tab/><text:tab/><text:tab/>fact := fact * x <text:line-break/><text:tab/><text:tab/><text:tab/>x:=x+1<text:line-break/><text:tab/><text:tab/><text:span text:style-name="T6">end</text:span><text:line-break/><text:tab/><text:tab/>fact <text:span text:style-name="T5">// return fact as the result of the function</text:span><text:line-break/><text:tab/><text:tab/><text:span text:style-name="T5">//shorter alternative ;-)... if n&lt;=1 then 1 else factoExp(n -1) * n end</text:span><text:line-break/><text:line-break/><text:tab/>}<text:line-break/><text:tab/><text:span text:style-name="T6">var</text:span> cnkExp : &lt;[Integer, Integer]-&gt;Integer&gt;<text:line-break/><text:tab/>cnkExp := <text:span text:style-name="T6">function</text:span> { n : Integer, k : Integer |<text:line-break/><text:tab/><text:tab/>factoExp(n) / (factoExp(k) * factoExp(n-k))<text:line-break/><text:tab/>}</text:p>
      <text:p text:style-name="Text_20_body"/>
      <text:h text:style-name="Heading_20_1" text:outline-level="1">More object-oriented features<text:reference-mark text:name="sec:oo-features"/></text:h>
      <text:h text:style-name="Heading_20_2" text:outline-level="2">Classes, properties and methods</text:h>
      <text:p text:style-name="Text_20_body"/>
      <text:h text:style-name="Heading_20_3" text:outline-level="3">Classes</text:h>
      <text:p text:style-name="Text_20_body">As introduced in the “Hello world” example (see section <text:bookmark-ref text:reference-format="chapter" text:ref-name="section_first_program">1.2</text:bookmark-ref>), Kermeta is an object-oriented language and operations are part of classes. Kermeta provides all MOF concepts like Properties, attributes, package.</text:p>
      <text:p text:style-name="Text_20_body">Classes and abstract classes can be defined in a Java-like way. Class definition must be placed into brackets as it is in the following example.</text:p>
      <text:p text:style-name="ProgramListing">// an empty simple class<text:line-break/><text:span text:style-name="T6">class</text:span> myFirstClass <text:line-break/>{<text:line-break/><text:line-break/>}<text:line-break/><text:line-break/>// a simple abstract class<text:line-break/><text:span text:style-name="T6">abstract</text:span> <text:span text:style-name="T6">class</text:span> MyAbstractClass<text:line-break/>{<text:line-break/><text:line-break/>}</text:p>
      <text:p text:style-name="Text_20_body">Additionnaly, for better code robustness, classes can use the genericity mecanisms.</text:p>
      <text:p text:style-name="ProgramListing">// This is a parametric class<text:line-break/><text:span text:style-name="T6">class</text:span> A&lt;G&gt; {<text:line-break/>}<text:line-break/><text:line-break/>// This is the type variable binding : G is binded with Integer<text:line-break/><text:span text:style-name="T6">var</text:span> a : A&lt;Integer&gt;<text:line-break/>a := A&lt;Integer&gt;.new<text:line-break/></text:p>
      <text:h text:style-name="Heading_20_3" text:outline-level="3">Properties</text:h>
      <text:p text:style-name="Text_20_body">A property can be expressed in three ways : as a property (which is derivated or calculated), as an attribute, or as a reference.</text:p>
      <text:h text:style-name="Heading_20_4" text:outline-level="4">Attributes and references</text:h>
      <text:p text:style-name="Text_20_body">We introduce here the 2 last cases, which are relationships between two concrete entities.</text:p>
      <text:list text:style-name="L7">
        <text:list-item>
          <text:p text:style-name="P51"><text:span text:style-name="Emphasis">attribute</text:span>: an attribute defines a <text:span text:style-name="Emphasis">composition </text:span>(e.g the black diamond) between two entities. The diamond-ed association end is navigable by definition</text:p>
        </text:list-item>
      </text:list>
      <text:p text:style-name="Note">NOTE : <text:s/>a bi-composition is not valid in MOF. So, only one entity can be the component of the other.</text:p>
      <text:list text:style-name="L7">
        <text:list-header>
          <text:p text:style-name="P51"/>
        </text:list-header>
        <text:list-item>
          <text:p text:style-name="P51"><text:span text:style-name="Emphasis">reference</text:span>: <text:s/>a reference defines a association between two entities.</text:p>
        </text:list-item>
        <text:list-item>
          <text:p text:style-name="P51"><text:span text:style-name="Emphasis">opposite</text:span>: the opposite [property] of a property is expressed by a sharp #. The following example means that container is the opposite property of the entity of type Contained3 and referenced by the name <text:span text:style-name="Emphasis">contained</text:span>. </text:p>
          <text:p text:style-name="P52"><text:span text:style-name="T6">class</text:span> A {<text:line-break/><text:tab/><text:span text:style-name="T6">reference</text:span> b : B#a<text:line-break/>}<text:line-break/><text:span text:style-name="T6">class</text:span> B {<text:line-break/><text:tab/><text:span text:style-name="T6">reference</text:span> a : A#b<text:line-break/>}</text:p>
        </text:list-item>
      </text:list>
      <text:p text:style-name="Text_20_body">The following section shows a set of examples of attributes and references.</text:p>
      <text:p text:style-name="Text_20_body"/>
      <text:p text:style-name="P53"><draw:frame draw:style-name="fr3" draw:name="Cadre1" text:anchor-type="paragraph" svg:width="11.044cm" draw:z-index="17"><draw:text-box fo:min-height="4.013cm"><text:p text:style-name="Illustration"><draw:frame draw:style-name="fr2" draw:name="Image1" text:anchor-type="paragraph" svg:x="0.004cm" svg:y="0.002cm" svg:width="19.396cm" svg:height="7.049cm" draw:z-index="18"><draw:image xlink:href="../KerMeta-Manual_figures/properties.png" xlink:type="simple" xlink:show="embed" xlink:actuate="onLoad"/></draw:frame>Illustration <text:sequence text:ref-name="refIllustration3" text:name="Illustration" text:formula="ooow:Illustration+1" style:num-format="1">4</text:sequence>Attributes and references</text:p></draw:text-box></draw:frame></text:p>
      <text:p text:style-name="ProgramListing"><text:span text:style-name="T6">package</text:span> root;<text:line-break/><text:line-break/><text:span text:style-name="T6">class</text:span> A {<text:line-break/><text:tab/><text:span text:style-name="T6">attribute</text:span> b : B[0..*] <text:line-break/>}<text:line-break/><text:span text:style-name="T6">class</text:span> B {}</text:p>
      <text:p text:style-name="ProgramListing"><text:span text:style-name="T6">class</text:span> A2 {}<text:line-break/><text:span text:style-name="T6">class</text:span> B2 {<text:line-break/><text:tab/><text:span text:style-name="T6">reference</text:span> a : A2 <text:line-break/>}</text:p>
      <text:p text:style-name="ProgramListing"><text:span text:style-name="T6">class</text:span> A3 {<text:line-break/><text:tab/><text:span text:style-name="T6">reference</text:span> b : B3#a<text:line-break/>}<text:line-break/><text:span text:style-name="T6">class</text:span> B3 {<text:line-break/><text:tab/><text:span text:style-name="T6">reference</text:span> a : A3#b<text:line-break/>}</text:p>
      <text:p text:style-name="ProgramListing"><text:span text:style-name="T6">class</text:span> A4 {}</text:p>
      <text:p text:style-name="ProgramListing"><text:span text:style-name="T6">class</text:span> A5 {<text:line-break/><text:tab/><text:span text:style-name="T6">attribute</text:span> b : B5#a<text:line-break/>}<text:line-break/><text:span text:style-name="T6">class</text:span> B5 {<text:line-break/><text:tab/><text:span text:style-name="T6">reference</text:span> a : A5[1..1]#b<text:line-break/>}</text:p>
      <text:p text:style-name="ProgramListing"><text:span text:style-name="T6">class</text:span> A6 {<text:line-break/><text:tab/><text:span text:style-name="T6">attribute</text:span> b : B6[0..*]#a<text:line-break/>}<text:line-break/><text:span text:style-name="T6">class</text:span> B6 {<text:line-break/><text:tab/><text:span text:style-name="T6">reference</text:span> a : A6#b <text:line-break/>}</text:p>
      <text:p text:style-name="ProgramListing"><text:span text:style-name="T6">class</text:span> A7 {<text:line-break/><text:tab/><text:span text:style-name="T6">attribute</text:span> b : B7#a <text:line-break/>}<text:line-break/><text:span text:style-name="T6">class</text:span> B7 {<text:line-break/><text:tab/><text:span text:style-name="T6">reference</text:span> a : A7[0..*]#b<text:line-break/>}</text:p>
      <text:p text:style-name="ProgramListing"><text:span text:style-name="T6">class</text:span> A8 {<text:line-break/><text:tab/><text:span text:style-name="T6">attribute</text:span> b : B8[1..1]#a<text:line-break/>}<text:line-break/><text:span text:style-name="T6">class</text:span> B8 {<text:line-break/><text:tab/><text:span text:style-name="T6">reference</text:span> a : A8#b<text:line-break/>}</text:p>
      <text:p text:style-name="ProgramListing"><text:span text:style-name="T6">class</text:span> A9 {}<text:line-break/><text:span text:style-name="T6">class</text:span> B9 {<text:line-break/><text:tab/><text:span text:style-name="T6">reference</text:span> a : A9[1..1]<text:line-break/>}</text:p>
      <text:p text:style-name="ProgramListing"><text:span text:style-name="T6">class</text:span> A4bis {<text:line-break/><text:tab/><text:span text:style-name="T6">reference</text:span> a4bis : A4bis#a4bis<text:line-break/><text:span text:style-name="T10">}</text:span></text:p>
      <text:p text:style-name="Note">For every cases where the upper bound is upper to 1, the type of the reference is OrderedSet. The reader will refer to the Language basics chapter <text:s/>(except the bag type) to have the available types for a [m..n](n&gt;1) multiplicity property.</text:p>
      <text:h text:style-name="Heading_20_4" text:outline-level="4">How to access and control the properties in Kermeta</text:h>
      <text:p text:style-name="Text_20_body">let's take the example with A6 and B6 :</text:p>
      <text:p text:style-name="ProgramListing"><text:span text:style-name="T3">class</text:span> A6 {<text:line-break/> <text:tab/><text:span text:style-name="T6">attribute</text:span> b : B6[0..*]#a<text:line-break/>}</text:p>
      <text:list text:style-name="L8">
        <text:list-item>
          <text:p text:style-name="P54">Get the attribute of an instance:</text:p>
        </text:list-item>
      </text:list>
      <text:p text:style-name="ProgramListing"><text:span text:style-name="T6">var</text:span> a6 : A6 <text:span text:style-name="T6">init</text:span> A6.new<text:line-break/><text:span text:style-name="T6">var</text:span> b6 : Set&lt;B6&gt;<text:line-break/>// get the b attribute (if b6 was a 1-multiplicity element, its type <text:line-break/>// would have been "B6")<text:line-break/>b6 := a6.b</text:p>
      <text:list text:style-name="L8">
        <text:list-item text:start-value="1">
          <text:p text:style-name="P54">Add/remove an element to a property with a [m..n] multiplicity</text:p>
        </text:list-item>
      </text:list>
      <text:p text:style-name="ProgramListing"><text:span text:style-name="T6">var</text:span> aa6 : A6 <text:span text:style-name="T6">init</text:span> A6.new<text:line-break/><text:span text:style-name="T6">var</text:span> ab6 : B6 <text:span text:style-name="T6">init</text:span> B6.new<text:line-break/><text:span text:style-name="T5">// add ab6 to the attribute "b"</text:span><text:line-break/>aa6.b.add(ab6)<text:line-break/><text:span text:style-name="T5">// remove ab6 : telling the index of the element to remove.</text:span><text:line-break/>aa6.b.remove(0)</text:p>
      <text:list text:style-name="L8">
        <text:list-item text:start-value="1">
          <text:p text:style-name="P54">Get the opposite of a property</text:p>
        </text:list-item>
      </text:list>
      <text:p text:style-name="Text_20_body">Let's take a simple class:</text:p>
      <text:p text:style-name="ProgramListing"><text:span text:style-name="T6">class</text:span> A {<text:line-break/><text:tab/><text:span text:style-name="T6">reference</text:span> refb : B#refa<text:line-break/>}<text:line-break/><text:span text:style-name="T6">class</text:span> B {<text:line-break/><text:tab/><text:span text:style-name="T6">reference</text:span> refa : A<text:line-break/>}</text:p>
      <text:p text:style-name="Standard"><text:tab/> <text:s text:c="5"/>We access the opposite of b following this way:</text:p>
      <text:p text:style-name="ProgramListing"><text:span text:style-name="T6">var</text:span> vara : A <text:span text:style-name="T6">init</text:span> A.new<text:line-break/><text:span text:style-name="T6">var</text:span> varb : B <text:span text:style-name="T6">init</text:span> B.new<text:line-break/>// add b to the attribute "b"<text:line-break/>vara.refb := varb<text:line-break/>// this assertion is true.<text:line-break/>assert(varb.refa == vara)</text:p>
      <text:p text:style-name="Text_20_body">It is not different with references that have a [m..n] (m&gt;n and n&gt;1) multiplicity:</text:p>
      <text:p text:style-name="ProgramListing"><text:span text:style-name="T6">class</text:span> A {<text:line-break/><text:tab/><text:span text:style-name="T6">reference</text:span> refb : B[0..*]#refa<text:line-break/>}<text:line-break/><text:span text:style-name="T6">class</text:span> B {<text:line-break/><text:tab/><text:span text:style-name="T6">reference</text:span> refa : A<text:line-break/>}</text:p>
      <text:p text:style-name="Text_20_body">We access the opposite of b following this way:</text:p>
      <text:p text:style-name="ProgramListing"><text:span text:style-name="T6">var</text:span> vara : A <text:span text:style-name="T6">init</text:span> A.new<text:line-break/><text:span text:style-name="T6">var</text:span> varb : B <text:span text:style-name="T6">init</text:span> B.new<text:line-break/>// add b to the attribute "b"<text:line-break/>vara.refb.add(varb)<text:line-break/>// this assertion is true.<text:line-break/>assert(varb.refa == vara)</text:p>
      <text:list text:style-name="L8">
        <text:list-item text:start-value="1">
          <text:p text:style-name="P54">Get the container of a property</text:p>
        </text:list-item>
      </text:list>
      <text:p text:style-name="ProgramListing"><text:span text:style-name="T6">var</text:span> aa6 : A6 <text:span text:style-name="T6">init</text:span> A6.new<text:line-break/><text:span text:style-name="T6">var</text:span> ab6 : B6<text:line-break/>// add ab6 to the attribute "b"<text:line-break/>aa6.b.add(ab6)</text:p>
      <text:p text:style-name="ProgramListing"><text:span text:style-name="T6">var</text:span> a6cont : A6<text:line-break/>a6cont := ab6.container()<text:line-break/>assert(a6cont.equals(aa6))</text:p>
      <text:h text:style-name="Heading_20_4" text:outline-level="4">Attribute and Reference assignment difference</text:h>
      <text:p text:style-name="Text_20_body">Attribute and reference have one main behavior difference.</text:p>
      <text:p text:style-name="Text_20_body">Attribute has a notion of containment that reference hasn't.</text:p>
      <text:p text:style-name="Text_20_body">This has some implication of the behavior of the assignment because an attribute cannot be owned by more than one object at a time.</text:p>
      <text:p text:style-name="Text_20_body">For example :</text:p>
      <text:p text:style-name="ProgramListing"><text:span text:style-name="T6">class</text:span> A {<text:line-break/><text:tab/><text:span text:style-name="T6">attribute</text:span> c1 : C<text:line-break/>}<text:line-break/><text:span text:style-name="T6">class</text:span> B {<text:line-break/><text:tab/><text:span text:style-name="T6">attribute</text:span> c2 : C<text:line-break/>}<text:line-break/><text:span text:style-name="T6">class</text:span> C {<text:line-break/>}<text:line-break/>aA.c1 := C.new<text:line-break/>aB.c2 := aA.c1<text:tab/><text:span text:style-name="T5">// now aA.c1 == void <text:s text:c="2"/>!!!</text:span></text:p>
      <text:p text:style-name="Text_20_body"/>
      <text:p text:style-name="Note">The assignment into a variable or a reference is not a problem because it doesn't change the owner of the assigned object.</text:p>
      <text:h text:style-name="Heading_20_4" text:outline-level="4">The property <text:span text:style-name="Emphasis">property</text:span></text:h>
      <text:p text:style-name="Text_20_body">The specific property defined by the keyword property is a derived property. This means that it does not reference to a concrete entity : it is indeed calculated, through the accessor operations getter and setter.</text:p>
      <text:p text:style-name="Text_20_body">Let's take the following class definitions :</text:p>
      <text:p text:style-name="ProgramListing"><text:span text:style-name="T5">// readonly property : it has no setter</text:span><text:line-break/><text:span text:style-name="T6">class</text:span> A <text:line-break/>{<text:line-break/><text:tab/><text:span text:style-name="T6">attribute</text:span> period : Real<text:line-break/><text:tab/><text:span text:style-name="T6">property</text:span> <text:span text:style-name="T6">readonly</text:span> frequency : Real<text:line-break/><text:tab/><text:tab/><text:span text:style-name="T6">getter</text:span> <text:span text:style-name="T6">is</text:span> do<text:line-break/><text:tab/><text:tab/><text:tab/><text:span text:style-name="T6">result</text:span> := 1/period<text:line-break/><text:tab/><text:tab/><text:span text:style-name="T6">end</text:span><text:line-break/>}<text:line-break/><text:span text:style-name="T5">// modifiable property :</text:span><text:line-break/><text:span text:style-name="T6">class</text:span> A <text:line-break/>{<text:line-break/><text:tab/><text:span text:style-name="T6">attribute</text:span> period : Real<text:line-break/><text:tab/><text:span text:style-name="T6">property</text:span> frequency : Real :<text:line-break/><text:tab/><text:tab/><text:span text:style-name="T6">getter</text:span> <text:span text:style-name="T6">is</text:span> <text:span text:style-name="T6">do</text:span><text:line-break/><text:tab/><text:tab/><text:tab/><text:span text:style-name="T6">result</text:span> := 1/period<text:line-break/><text:tab/><text:tab/><text:span text:style-name="T6">end</text:span><text:line-break/><text:tab/><text:tab/><text:span text:style-name="T6">setter</text:span> <text:span text:style-name="T6">is</text:span> <text:span text:style-name="T6">do</text:span><text:line-break/><text:tab/><text:tab/><text:tab/>period := 1/value<text:line-break/><text:tab/><text:tab/><text:span text:style-name="T6">end</text:span><text:line-break/>}</text:p>
      <text:h text:style-name="Heading_20_3" text:outline-level="3">Cloning objects</text:h>
      <text:p text:style-name="Text_20_body">As we see in previous sections, properties can be defined as attribute or reference. An attribute <text:s/>property cannot be shared between two or more object whereas a reference can be. Let's consider a class “Person” with a property “name” defined as an attribute. In the following example, we defined two objects of type Person and we try to defined the name of the second with the name of the first. To do that, we need to clone the object String which represent the name of “p1” because, it could not be shared between two objects.</text:p>
      <text:p text:style-name="ProgramListing"><text:span text:style-name="T6">class</text:span> Person <text:line-break/>{<text:line-break/><text:tab/><text:span text:style-name="T6">attribute</text:span> name : String<text:line-break/>}<text:line-break/><text:line-break/><text:span text:style-name="T6">class</text:span> Main<text:line-break/>{<text:line-break/><text:tab/><text:span text:style-name="T6">operation</text:span> run() <text:span text:style-name="T6">is</text:span><text:line-break/><text:tab/><text:span text:style-name="T6">do</text:span><text:line-break/><text:tab/><text:tab/><text:span text:style-name="T6">var</text:span> p1 : Person <text:span text:style-name="T6">init</text:span> Person.new<text:line-break/><text:tab/><text:tab/>p1.name := "Robert"<text:line-break/><text:line-break/><text:tab/><text:tab/><text:span text:style-name="T6">var</text:span> P2 : Person <text:span text:style-name="T6">init</text:span> Person.new<text:line-break/><text:tab/><text:tab/>// ERR p2.name := p1.name<text:line-break/><text:tab/><text:tab/>p2.name := String.clone(p1.name)<text:line-break/><text:tab/><text:span text:style-name="T6">end</text:span><text:line-break/>}</text:p>
      <text:p text:style-name="Text_20_body">“Clone” create a copy of the object it receive as input. If it is a complex object, a deep clone is performed for each attribute of its meta-class and a shalow clone is performed for each reference.</text:p>
      <text:p text:style-name="Remark">TODO : Add an example of deep and shallow clone</text:p>
      <text:p text:style-name="Caution">Be very careful with the use of the assignement operator on object. Most of the time, you need to use the “clone” feature. <text:line-break/>Using assignement on attributes break the previous link between objects. So, In the previous example, p1 has no more name after the assignment !</text:p>
      <text:h text:style-name="Heading_20_3" text:outline-level="3">A concrete example</text:h>
      <text:p text:style-name="Text_20_body">MOF defines the concept of « Properties » which generalizes the notions of attributes and associations you can found in UML. Kermeta syntax distinguish also this to notions and so you can define it with a dedicated syntax.</text:p>
      <text:p text:style-name="Text_20_body">The « attribute » keyword defines a link with containment whereas the « reference » keyword just defines an association. Attribute declarations are very close to variable declarations presented in the previous section (see section <text:reference-ref text:reference-format="chapter" text:ref-name="sec:types-and-variables">2.2</text:reference-ref>). Each reference may be explicitly linked to another reference (its opposite in MOF terminology).</text:p>
      <text:p text:style-name="ProgramListing">class Library<text:line-break/>{<text:line-break/><text:tab/>attribute books : set Book[0..*]<text:line-break/>}<text:line-break/><text:line-break/>class Book<text:line-break/>{<text:line-break/><text:tab/>attribute title : String<text:line-break/><text:tab/>attribute subtitle : String<text:line-break/><text:line-break/><text:tab/>reference authors : oset Author[1..*]#works<text:line-break/>}<text:line-break/><text:line-break/><text:line-break/>class Author<text:line-break/>{<text:line-break/><text:tab/>attribute name : String<text:line-break/><text:tab/>attribute lastName : String<text:line-break/><text:tab/><text:line-break/><text:tab/>reference works : set Books[0..*]#authors<text:line-break/>}</text:p>
      <text:p text:style-name="Text_20_body">If we represent our Kermeta model in a graphical syntax we obtain the following diagram.</text:p>
      <text:p text:style-name="Text_20_body"/>
      <text:p text:style-name="Text_20_body"><draw:frame draw:style-name="fr3" draw:name="Cadre3" text:anchor-type="paragraph" svg:width="12.129cm" draw:z-index="4"><draw:text-box fo:min-height="5.62cm"><text:p text:style-name="Illustration"><draw:frame draw:style-name="fr2" draw:name="Image5" text:anchor-type="paragraph" svg:x="0.004cm" svg:y="0.002cm" svg:width="11.829cm" style:rel-width="100%" svg:height="5.622cm" style:rel-height="scale" draw:z-index="5"><draw:image xlink:href="../KerMeta-Manual_figures/library.png" xlink:type="simple" xlink:show="embed" xlink:actuate="onLoad"/></draw:frame>Illustration <text:sequence text:ref-name="refIllustration4" text:name="Illustration" text:formula="ooow:Illustration+1" style:num-format="1">5</text:sequence>A concrete example : a library</text:p></draw:text-box></draw:frame></text:p>
      <text:h text:style-name="Heading_20_2" text:outline-level="2">Inheritance</text:h>
      <text:h text:style-name="Heading_20_3" text:outline-level="3">Using simple inheritance</text:h>
      <text:p text:style-name="ProgramListing"><text:span text:style-name="T6">abstract</text:span> <text:span text:style-name="T6">class</text:span> Person<text:line-break/>{<text:line-break/><text:tab/><text:span text:style-name="T6">attribute</text:span> name : string<text:line-break/><text:tab/><text:span text:style-name="T6">attribute</text:span> lastName : string<text:line-break/><text:line-break/><text:tab/><text:span text:style-name="T6">reference</text:span> father : Male#children <text:line-break/><text:tab/><text:span text:style-name="T6">reference</text:span> mother : Female#children<text:line-break/>}<text:line-break/><text:line-break/><text:span text:style-name="T6">class</text:span> Male <text:span text:style-name="T6">inherits</text:span> Person<text:line-break/>{<text:line-break/><text:tab/><text:span text:style-name="T6">reference</text:span> children : oset Person[0..*]#father<text:line-break/><text:tab/><text:span text:style-name="T6">reference</text:span> wife : set Female[0..1]#husband<text:line-break/>}<text:line-break/><text:line-break/><text:span text:style-name="T3">class</text:span> Female <text:span text:style-name="T6">inherits</text:span> Person<text:line-break/>{<text:line-break/><text:tab/><text:span text:style-name="T6">reference</text:span> children : oset Person[0..*]#mother<text:line-break/><text:tab/><text:span text:style-name="T6">reference</text:span> husband : set Male[0..1]#wife<text:line-break/>}</text:p>
      <text:p text:style-name="Text_20_body">In this example, we define a simple model which represent simples family trees. Here, persons are defined by their name and last name. <text:s/>Each person have a father and mother and respectively might have children. <text:s/>The figure </text:p>
      <text:p text:style-name="Text_20_body"><draw:frame draw:style-name="fr3" draw:name="Cadre2" text:anchor-type="paragraph" svg:width="9.335cm" draw:z-index="0"><draw:text-box fo:min-height="6.572cm"><text:p text:style-name="Illustration"><draw:frame draw:style-name="fr2" draw:name="Image2" text:anchor-type="paragraph" svg:x="0.004cm" svg:y="0.002cm" svg:width="9.035cm" style:rel-width="100%" svg:height="6.569cm" style:rel-height="scale" draw:z-index="6"><draw:image xlink:href="../KerMeta-Manual_figures/person.png" xlink:type="simple" xlink:show="embed" xlink:actuate="onLoad"/></draw:frame>Illustration <text:sequence text:ref-name="refIllustration5" text:name="Illustration" text:formula="ooow:Illustration+1" style:num-format="1">6</text:sequence>A simple family tree model</text:p></draw:text-box></draw:frame></text:p>
      <text:p text:style-name="Remark">TODO : Explain how to define an association in regards to the previous example<text:line-break/>TODO : Add multiple inheritance</text:p>
      <text:h text:style-name="Heading_20_3" text:outline-level="3">Overriding behavior with methods</text:h>
      <text:p text:style-name="ProgramListing"><text:span text:style-name="T6">abstract</text:span> <text:span text:style-name="T6">class</text:span> Person<text:line-break/>{<text:tab/><text:line-break/><text:tab/>// ...<text:line-break/><text:tab/><text:span text:style-name="T6">operation</text:span> adopt(child : Person) is abstract<text:line-break/>}<text:line-break/><text:line-break/><text:span text:style-name="T6">class</text:span> Male <text:span text:style-name="T6">inherits</text:span> Person <text:line-break/>{<text:line-break/><text:tab/>// ...<text:line-break/><text:tab/><text:span text:style-name="T6">method</text:span> adopt(child : Person) <text:span text:style-name="T6">is</text:span><text:line-break/><text:tab/><text:span text:style-name="T6">do</text:span><text:line-break/><text:tab/><text:tab/>children.add(child)<text:line-break/><text:tab/><text:tab/><text:span text:style-name="T6">if</text:span> <text:span text:style-name="T6">not</text:span> wife.children.contains(child) <text:span text:style-name="T6">then</text:span><text:line-break/><text:tab/><text:tab/><text:tab/>child.father := self<text:line-break/><text:tab/><text:tab/><text:tab/>wife.adopt(child)<text:tab/><text:line-break/><text:tab/><text:tab/><text:span text:style-name="T6">end</text:span><text:line-break/><text:tab/><text:span text:style-name="T6">end</text:span><text:line-break/>}<text:line-break/><text:line-break/><text:span text:style-name="T6">class</text:span> Female <text:span text:style-name="T6">inherits</text:span> Person<text:line-break/>{<text:line-break/><text:tab/>// ...<text:line-break/><text:tab/><text:span text:style-name="T6">method</text:span> adopt(child : Person) <text:span text:style-name="T6">is</text:span><text:line-break/><text:tab/><text:span text:style-name="T6">do</text:span><text:line-break/><text:tab/><text:tab/>children.add(child)<text:line-break/><text:tab/><text:tab/><text:span text:style-name="T6">if</text:span> <text:span text:style-name="T6">not</text:span> husband.children.contains(child) <text:span text:style-name="T6">then</text:span><text:line-break/><text:tab/><text:tab/><text:tab/>child.mother := self<text:tab/><text:line-break/><text:tab/><text:tab/><text:tab/>husband.adopt(child)<text:line-break/><text:tab/><text:tab/><text:span text:style-name="T6">end</text:span><text:line-break/><text:tab/><text:span text:style-name="T6">end</text:span><text:line-break/>}</text:p>
      <text:h text:style-name="Heading_20_2" text:outline-level="2">Using Packages</text:h>
      <text:p text:style-name="Text_20_body">Kermeta provides package to structure models. So you can define packages and sub-package as deep as you want. There are two main ways to do this. If you want to define some classes in a package you may define it in a specific file and start this file with a package naming directive like in the following example.</text:p>
      <text:p text:style-name="ProgramListing">// My file<text:line-break/><text:span text:style-name="T6">package</text:span> MyNewPackage;<text:line-break/><text:line-break/><text:span text:style-name="T6">class</text:span> A { <text:line-break/><text:tab/>// ... <text:line-break/>}</text:p>
      <text:p text:style-name="ProgramListing"><text:line-break/><text:span text:style-name="T6">class</text:span> B {<text:line-break/><text:tab/>// ... <text:line-break/>}</text:p>
      <text:p text:style-name="Text_20_body">Here, classes A and B are defined in a package called “MyNewPackage”. All classes defined in this file are under the scope of this package.</text:p>
      <text:p text:style-name="Text_20_body">You can define explicitly sub-packages using a simple notation (see the following example).</text:p>
      <text:p text:style-name="ProgramListing">// file : MyPackage-part1.kmt<text:line-break/>package MyPackage;<text:line-break/><text:line-break/>package subPackage1 <text:line-break/>{<text:line-break/><text:tab/>class A <text:line-break/><text:tab/>{<text:line-break/><text:tab/><text:tab/>// ...<text:line-break/><text:tab/>}<text:line-break/>}<text:line-break/><text:line-break/>package subPackage2<text:line-break/>{<text:line-break/><text:tab/>class B<text:line-break/><text:tab/>{<text:line-break/><text:tab/><text:tab/>// ...<text:line-break/><text:tab/>}<text:line-break/>}</text:p>
      <text:p text:style-name="Text_20_body">In this example, we define a main package called “MyPackage” which contains 2 sub-packages “subpackage1” and “subpackage2”. The first contains the A class and the second the B class.</text:p>
      <text:p text:style-name="Text_20_body">If you want, you can define a package in several file. In the following example, we define a new sub-package called “subPackage3” directly in the file. All features defined in this file will belong to this sub-package.</text:p>
      <text:p text:style-name="ProgramListing">// file : subPackage3.kmt<text:line-break/>package MyPackage::subPackage3;<text:line-break/><text:line-break/>class C <text:line-break/>{<text:line-break/><text:tab/>// ...<text:line-break/>}</text:p>
      <text:p text:style-name="Text_20_body">When you need to refer explicitly another entity defined in another file, you can use the “require” primitive. “require” primitive allows loading definitions of an other Kermeta file when file is processed. In the following example, we define a class C which inherits from the A class previously defined.</text:p>
      <text:p text:style-name="ProgramListing">// file : MaPackage-part2.kmt<text:line-break/>package MyPackage;<text:line-break/></text:p>
      <text:p text:style-name="ProgramListing">require “MaPackage-part1.kmt”</text:p>
      <text:p text:style-name="ProgramListing"><text:line-break/>class C inherits subPackage1::A <text:line-break/>{<text:line-break/><text:tab/>// ...<text:line-break/>}</text:p>
      <text:p text:style-name="Standard"/>
      <text:h text:style-name="Heading_20_1" text:outline-level="1">Advanced features</text:h>
      <text:p text:style-name="Text_20_body">Here is a presentation of some of the additional features that Kermeta provides.</text:p>
      <text:p text:style-name="Text_20_body">For many use cases, the Kermeta framework will help you in your tasks.</text:p>
      <text:p text:style-name="Text_20_body">Additional information are also provided directly within the framework itself.</text:p>
      <text:h text:style-name="Heading_20_2" text:outline-level="2">Dynamic evaluation of Kermeta expressions</text:h>
      <text:p text:style-name="Text_20_body">Kermeta allow you to evaluate dynamically a Kermeta Expression with a specific context. </text:p>
      <text:p text:style-name="ProgramListing"><text:span text:style-name="T6">var</text:span> de : DynamicExpression <text:span text:style-name="T6">init</text:span> DynamicExpression.new<text:line-break/>de.initializeDefaults<text:line-break/>de.formalParameters.put(<text:span text:style-name="T5">"a"</text:span>, String)<text:line-break/>de.parse(<text:span text:style-name="T5">"stdio.writeln(a)"</text:span>)<text:line-break/><text:span text:style-name="T6">var</text:span> params : Hashtable&lt;String, Object&gt; <text:span text:style-name="T6">init</text:span> Hashtable&lt;String, Object&gt;.new<text:line-break/>params.put(<text:span text:style-name="T5">"a"</text:span>, <text:span text:style-name="T5">"hello world!"</text:span>)<text:line-break/>de.execute(void, params)</text:p>
      <text:h text:style-name="Heading_20_2" text:outline-level="2">How to load an EMF model in Kermeta</text:h>
      <text:p text:style-name="Text_20_body">This section explains how to load an EMF model in Kermeta. For this purpose, we will use the following small example :</text:p>
      <text:p text:style-name="Text_20_body"/>
      <text:p text:style-name="Note"><draw:frame draw:style-name="fr3" draw:name="Cadre14" text:anchor-type="paragraph" svg:width="5.5cm" draw:z-index="25"><draw:text-box fo:min-height="6.87cm"><text:p text:style-name="Illustration"><draw:frame draw:style-name="fr2" draw:name="Image7" text:anchor-type="paragraph" svg:x="0.004cm" svg:y="0.002cm" svg:width="7.138cm" svg:height="8.648cm" draw:z-index="26"><draw:image xlink:href="../KerMeta-Manual_figures/cs_ecore.gif" xlink:type="simple" xlink:show="embed" xlink:actuate="onLoad"/></draw:frame>Illustration <text:sequence text:ref-name="refIllustration6" text:name="Illustration" text:formula="ooow:Illustration+1" style:num-format="1">7</text:sequence>cs.ecore sample metamodel</text:p></draw:text-box></draw:frame>Loading and saving model has it own tutorial. It provides more information in a step by step approach. See the EMF tutorial at <text:a xlink:type="simple" xlink:href="http://www.kermeta.org/documents/emfTutorial/">http://www.kermeta.org/documents/emfTutorial/</text:a> </text:p>
      <text:p text:style-name="Text_20_body"/>
      <text:h text:style-name="Heading_20_3" text:outline-level="3">Prepare a model</text:h>
      <text:p text:style-name="Text_20_body">The user will refer to eclipse documentation for the creation of an EMF model from its ECore meta-model. We suggest to use the Wizard samples to create, at the first hand, an ECore meta-model, and then, at the second hand, instances of this ECore meta-model, using the generated EMF reflexive editors.</text:p>
      <text:p text:style-name="Text_20_body">Once you created the ECore meta-model, please check that you correctly filled the property <text:span text:style-name="Source_20_Text">Ns URI</text:span> of the root package of the Ecore meta-model, otherwise the resource load will fail. (You can modify this property through the Properties View of your meta-model)</text:p>
      <text:h text:style-name="Heading_20_3" text:outline-level="3"><text:s/>Load a model from an EMF Resource</text:h>
      <text:p text:style-name="Text_20_body">In the current version of the EMF resource loader, you have to prepare your EMF Resource following these rules :</text:p>
      <text:list text:style-name="L9">
        <text:list-item>
          <text:p text:style-name="P55">At the top of the source code where you will access your model, don't forget to add <text:line-break/> <text:span text:style-name="Source_20_Text">require “your_metamodel.ecore”<text:line-break/></text:span>so that you can access your metamodel in Kermeta.</text:p>
          <text:p text:style-name="P56">Alternatively, you can use the kermeta version of your metamodel using<text:line-break/>require “your_metamodel.kmt” or require “your_metamodel.km”</text:p>
        </text:list-item>
        <text:list-item>
          <text:p text:style-name="P55">Then, <text:s/>create a repository and the resource that will contain the model instance that you want to load. In the following code example, <text:span text:style-name="Source_20_Text">uri</text:span> stands for the uri (as relative or absolute path<text:note text:id="ftn1" text:note-class="footnote"><text:note-citation>1</text:note-citation><text:note-body><text:p text:style-name="Footnote">in the latter case, don't forget to put the protocol, i.e platform:/, <text:a xlink:type="simple" xlink:href="//./">file:/, etc.</text:a></text:p></text:note-body></text:note>) of the model instance, and <text:span text:style-name="Source_20_Text">mm_uri</text:span> is the uri of the meta-model of the model instance.</text:p>
        </text:list-item>
      </text:list>
      <text:p text:style-name="ProgramListing"><text:span text:style-name="T6">@mainClass</text:span> “root::TestCSLoading”<text:line-break/><text:line-break/><text:span text:style-name="T6">@mainOperation</text:span> “main”<text:line-break/><text:line-break/><text:line-break/><text:span text:style-name="T6">package</text:span> root;<text:line-break/><text:span text:style-name="T6">require</text:span> kermeta<text:line-break/><text:span text:style-name="T6">require</text:span> “cs.ecore”<text:line-break/><text:span text:style-name="T6">using</text:span> kermeta::standard<text:line-break/><text:line-break/><text:span text:style-name="T6">class</text:span> TestCSLoading<text:line-break/><text:line-break/>{<text:line-break/><text:tab/><text:span text:style-name="T6">operation</text:span> initialize(uri : String, mm_uri : String) : Set&lt;Object&gt; <text:span text:style-name="T6">is</text:span> <text:span text:style-name="T6">do</text:span><text:line-break/><text:tab/><text:tab/><text:span text:style-name="T5">/* Initialize the EMF repository */</text:span><text:line-break/><text:tab/><text:tab/><text:span text:style-name="T6">var</text:span> repository <text:s text:c="3"/>: EMFRepository init EMFRepository.new<text:line-break/><text:tab/><text:tab/><text:span text:style-name="T5">/* Create an EMF Resource */</text:span><text:line-break/><text:tab/><text:tab/><text:span text:style-name="T6">var</text:span> resource : EMFResource init repository.createResource(uri, mm_uri)<text:line-break/><text:tab/><text:tab/><text:span text:style-name="T5">/* Load the resource : this loads all the instances contained in the EMF<text:line-break/><text:tab/><text:tab/> <text:s text:c="2"/>model */</text:span><text:line-break/><text:tab/><text:tab/>resource.load()<text:line-break/><text:tab/><text:tab/><text:span text:style-name="T5">/* Get the loaded instances (a Set&lt;Object&gt;) */</text:span><text:line-break/><text:tab/><text:tab/><text:span text:style-name="T6">result</text:span> := resource.instances<text:line-break/><text:tab/><text:span text:style-name="T6">end</text:span></text:p>
      <text:list text:style-name="L10">
        <text:list-item>
          <text:p text:style-name="P57">Once you loaded your EMF resource, you can get its attribute <text:span text:style-name="Source_20_Text">instances</text:span>, that contains all the objects that you created through your EMF generated reflexive editor. Now you can “visit” your instances, provided you “visit” them according to their types. In the simplest way, you can make very basic tests to display your instances content, as in the following example, which visit the objects of resource instances which types are <text:span text:style-name="Source_20_Text">cs::Template</text:span> and <text:span text:style-name="Source_20_Text">cs::Decision.</text:span></text:p>
        </text:list-item>
      </text:list>
      <text:p text:style-name="P58"><text:tab/><text:span text:style-name="T6">operation</text:span> main() <text:span text:style-name="T6">is do</text:span><text:line-break/><text:tab/><text:tab/><text:span text:style-name="T6">var</text:span> instances : = self.initialize("./test.cs", "./cs.ecore")<text:line-break/><text:tab/><text:tab/><text:span text:style-name="T6">from var</text:span> it : Iterator&lt;Object&gt; <text:span text:style-name="T6">init</text:span> instances.iterator<text:line-break/><text:line-break/><text:tab/><text:tab/><text:span text:style-name="T6">until</text:span> it.isOff<text:line-break/><text:tab/><text:tab/><text:span text:style-name="T6">loop</text:span><text:line-break/><text:tab/><text:tab/><text:tab/><text:span text:style-name="T6">var</text:span> o : Object<text:line-break/><text:tab/><text:tab/><text:tab/>o := it.next<text:line-break/><text:tab/><text:tab/><text:tab/><text:span text:style-name="T6">if</text:span> (o == void) <text:span text:style-name="T6">then</text:span> stdio.writeln("object vide!!!")<text:line-break/><text:tab/><text:tab/><text:tab/><text:span text:style-name="T6">else</text:span><text:line-break/><text:tab/><text:tab/><text:tab/><text:tab/>stdio.writeln("---------------------------------")<text:line-break/><text:tab/><text:tab/><text:tab/><text:tab/>stdio.writeln("Objet : " +<text:line-break/><text:tab/><text:tab/><text:tab/><text:tab/><text:tab/>o.getMetaClass.classDefinition.qualifiedName<text:line-break/><text:tab/><text:tab/><text:tab/><text:tab/><text:tab/>+ <text:s/>" ( " +.getMetaClass.classDefinition.ownedAttributes.size.toString+ "attr.)" )<text:line-break/><text:tab/><text:tab/><text:tab/><text:span text:style-name="T6">var</text:span> template : cs::Template<text:line-break/><text:tab/><text:tab/><text:tab/><text:span text:style-name="T5">// Print instances which type is cs::Template</text:span><text:line-break/><text:tab/><text:tab/><text:tab/><text:span text:style-name="T6">if</text:span> (cs::Template.isInstance(o)) <text:span text:style-name="T6">then</text:span><text:line-break/><text:tab/><text:tab/><text:tab/><text:tab/>template ?= o<text:line-break/><text:tab/><text:tab/><text:tab/><text:tab/>stdio.writeln(" <text:s text:c="2"/>name : " + template.name)<text:line-break/><text:tab/><text:tab/><text:tab/><text:tab/>stdio.writeln(" <text:s text:c="2"/>decision : " + template.decision.toString)<text:line-break/><text:tab/><text:tab/><text:tab/><text:tab/>stdio.writeln(" <text:s text:c="2"/>content : " + template.content)<text:line-break/><text:tab/><text:tab/><text:tab/><text:tab/>stdio.writeln(" <text:s text:c="2"/>referer : " + template.referer.toString)<text:line-break/><text:tab/><text:tab/><text:tab/><text:span text:style-name="T6">end</text:span><text:line-break/><text:tab/><text:tab/><text:tab/><text:span text:style-name="T5">// Print instances which type is cs::Decision</text:span><text:line-break/><text:tab/><text:tab/><text:tab/><text:span text:style-name="T6">var</text:span> decision : cs::Decision<text:line-break/><text:tab/><text:tab/><text:tab/><text:span text:style-name="T6">if</text:span> (cs::Decision.isInstance(o)) <text:span text:style-name="T6">then</text:span><text:line-break/><text:tab/><text:tab/><text:tab/><text:tab/>decision ?= o<text:line-break/><text:tab/><text:tab/><text:tab/><text:tab/>stdio.writeln(" <text:s text:c="2"/>name : " + decision.name)<text:line-break/><text:tab/><text:tab/><text:tab/><text:span text:style-name="T6">end</text:span><text:line-break/><text:tab/><text:tab/><text:span text:style-name="T6">end<text:line-break/><text:tab/>end<text:line-break/></text:span>} </text:p>
      <text:p text:style-name="P59"/>
      <text:p text:style-name="Text_20_body"/>
      <text:h text:style-name="Heading_20_2" text:outline-level="2">Reusing existing java code in Kermeta</text:h>
      <text:p text:style-name="P27">If you have existing code that you want to run in a Kermeta program, you can use the extern call mechanism. </text:p>
      <text:p text:style-name="P27">The extern allows you to call a java static method from Kermeta. Then, from this method you can access all your java libraries. One task of the static method will be to convert the basic types like Integer or String.</text:p>
      <text:p text:style-name="P27">You'll need to refer to the Javadoc of the interpreter in order to know how to access the internal RuntimeObject of Kermeta.</text:p>
      <text:p text:style-name="P27">Sample of Kermeta code using extern (io.kmt):</text:p>
      <text:p text:style-name="ProgramListing"><text:span text:style-name="T5">/**<text:line-break/> * An implementation of a StdIO class in Kermeta using existing Java: standard input/output<text:line-break/> */</text:span><text:line-break/><text:span text:style-name="T6">class</text:span> StdIO<text:line-break/>{<text:line-break/><text:tab/><text:span text:style-name="T5">/**<text:line-break/><text:tab/> * write the object to standard output<text:line-break/><text:tab/> */</text:span> <text:line-break/><text:tab/><text:span text:style-name="T6">operation</text:span> write(object : Object) : Void <text:span text:style-name="T6">is</text:span> <text:span text:style-name="T6">do</text:span><text:line-break/><text:tab/><text:tab/><text:span text:style-name="T6">result</text:span> ?= <text:span text:style-name="T6">extern</text:span><text:line-break/>fr::irisa::triskell::kermeta::runtime::basetypes::StdIO.write(object)<text:line-break/><text:tab/><text:span text:style-name="T6">end</text:span><text:line-break/><text:tab/><text:line-break/><text:tab/><text:span text:style-name="T5">/**<text:line-break/><text:tab/> * writeln the object to standard output<text:line-break/><text:tab/> */</text:span> <text:line-break/><text:tab/><text:span text:style-name="T6">operation</text:span> writeln(object : Object) : Void <text:span text:style-name="T6">is do</text:span><text:line-break/><text:tab/><text:tab/><text:span text:style-name="T6">result</text:span> ?= <text:span text:style-name="T6">extern</text:span><text:line-break/>fr::irisa::triskell::kermeta::runtime::basetypes::StdIO.writeln(object)<text:line-break/><text:tab/><text:span text:style-name="T6">end</text:span><text:line-break/><text:tab/><text:line-break/><text:tab/><text:span text:style-name="T5">/**<text:line-break/><text:tab/> * read an object from standard input<text:line-break/><text:tab/> */</text:span> <text:line-break/><text:tab/><text:span text:style-name="T6">operation</text:span> read(prompt : String) : String <text:span text:style-name="T6">is do</text:span><text:line-break/><text:tab/><text:tab/><text:span text:style-name="T6">result</text:span> ?= <text:span text:style-name="T6">extern</text:span><text:line-break/>fr::irisa::triskell::kermeta::runtime::basetypes::StdIO.read(prompt)<text:line-break/><text:tab/><text:span text:style-name="T6">end</text:span><text:line-break/><text:tab/><text:line-break/>} <text:line-break/></text:p>
      <text:p text:style-name="P27">Sample of Java code called by the Kermeta extern:</text:p>
      <text:p text:style-name="ProgramListing"><text:span text:style-name="T5">/**<text:line-break/> * Implementation of input and output methods (see io.kmt)<text:line-break/> */</text:span><text:line-break/><text:span text:style-name="T6">public class</text:span> StdIO {<text:line-break/> <text:s text:c="3"/><text:line-break/><text:tab/><text:span text:style-name="T5">// Implementation of method write called as :<text:line-break/><text:tab/>// extern fr::irisa::triskell::kermeta::runtime::basetypes::Io.write(output)</text:span><text:line-break/><text:tab/><text:span text:style-name="T6">public static</text:span> RuntimeObject write(RuntimeObject output) {<text:line-break/><text:tab/><text:tab/>FClassDefinition classDef=((FClass)output.getMetaclass().<text:line-break/>etData().get("kcoreObject")).getFClassDefinition();<text:line-break/><text:tab/><text:tab/><text:span text:style-name="T6">if</text:span> (classDef.getFName().equals("Integer"))<text:line-break/><text:tab/><text:tab/><text:tab/>stdio.print(output.getData().get<text:line-break/>"NumericValue"));<text:line-break/><text:tab/><text:tab/><text:span text:style-name="T6">else if</text:span> (classDef.getFName().equals("String"))<text:line-break/><text:tab/><text:tab/> <text:s text:c="3"/>stdio.print(output.getData().get<text:line-break/>"StringValue"));<text:line-break/><text:tab/><text:tab/><text:span text:style-name="T6">else</text:span> stdio.print(output);<text:line-break/><text:tab/><text:tab/><text:span text:style-name="T6">return</text:span> Void.VOID;<text:line-break/><text:tab/>}<text:line-break/><text:line-break/><text:tab/><text:span text:style-name="T5">// Implementation of method writeln called as :<text:line-break/><text:tab/>// extern fr::irisa::triskell::kermeta::runtime::basetypes::Io.writeln(output)</text:span><text:line-break/><text:tab/><text:span text:style-name="T6">public static</text:span> RuntimeObject writeln(RuntimeObject output) {<text:line-break/><text:tab/><text:tab/>write(output);<text:line-break/><text:tab/><text:tab/>stdio.println();<text:line-break/><text:tab/><text:tab/><text:span text:style-name="T6">return</text:span> Void.VOID;<text:line-break/><text:tab/>}<text:line-break/><text:line-break/><text:tab/><text:span text:style-name="T5">// Implementation of method read_prompt called as :<text:line-break/><text:tab/>// extern fr::irisa::triskell::kermeta::runtime::basetypes::Io.read_prompt<text:line-break/>prompt)</text:span><text:line-break/><text:tab/><text:span text:style-name="T6">public static</text:span> RuntimeObject read_prompt(RuntimeObject self,<text:line-break/>RuntimeObject prompt) {<text:line-break/><text:tab/> <text:s text:c="3"/>java.lang.String input = null;<text:line-break/><text:tab/><text:tab/><text:span text:style-name="T6">if</text:span> (String.getValue(prompt).length()&gt;0)<text:line-break/><text:tab/><text:tab/> <text:s text:c="3"/>stdio.print(String.getValue(prompt));<text:line-break/><text:tab/><text:tab/><text:span text:style-name="T5">// open up standard input</text:span><text:line-break/><text:tab/><text:tab/>BufferedReader br = new BufferedReader(new<text:line-break/>InputStreamReader(System.in));<text:line-break/><text:tab/><text:tab/><text:span text:style-name="T5">// read data from standard input</text:span><text:line-break/><text:tab/><text:tab/><text:span text:style-name="T6">try</text:span> {<text:line-break/><text:tab/><text:tab/> <text:s text:c="3"/>input = br.readLine();<text:line-break/><text:tab/><text:tab/>} <text:span text:style-name="T6">catch</text:span> (IOException ioe) {<text:line-break/><text:tab/><text:tab/> <text:s text:c="3"/>stdio.println("JavaStaticCall error : IO error<text:line-break/>trying to read from input");<text:line-break/><text:tab/><text:tab/> <text:s text:c="3"/><text:line-break/><text:tab/><text:tab/>}<text:line-break/><text:tab/><text:tab/>RuntimeObject result = String.create(input,<text:line-break/>self.getFactory());<text:line-break/><text:tab/><text:tab/><text:span text:style-name="T6">return</text:span> result;<text:line-break/><text:tab/>}<text:line-break/><text:line-break/>}</text:p>
      <text:p text:style-name="P27"/>
      <text:p text:style-name="Tip">This method is used to implement Kermeta framework. You'll find much more code samples of extern call in its sources.</text:p>
      <text:p text:style-name="Tip"/>
      <text:h text:style-name="Heading_20_1" text:outline-level="1">Metamodel<text:bookmark-start text:name="section_kermeta_metamodel"/> <text:bookmark-end text:name="section_kermeta_metamodel"/></text:h>
      <text:p text:style-name="Text_20_body">As Kermeta is designed to be used in a model driven environment, its structure is given as <text:s/>a model. This section presents the metamodel of Kermeta.</text:p>
      <text:p text:style-name="Text_20_body"><text:s/>This metamodel may be useful for many use cases. For example, you can use it to manipulate your Kermeta code for analysis or even generate some Kermeta code. This may be useful to understand how Kermeta works too.</text:p>
      <text:p text:style-name="Note">All the code samples in this section are for illustration of the given concepts.</text:p>
      <text:h text:style-name="Heading_20_2" text:outline-level="2">Structure package</text:h>
      <text:p text:style-name="Text_20_body"/>
      <text:p text:style-name="P27"><draw:frame draw:style-name="fr3" draw:name="Cadre6" text:anchor-type="paragraph" svg:width="14.967cm" draw:z-index="15"><draw:text-box fo:min-height="13.963cm"><text:p text:style-name="Illustration"><draw:frame draw:style-name="fr2" draw:name="Image14" text:anchor-type="paragraph" svg:x="0.004cm" svg:y="0.002cm" svg:width="19.971cm" svg:height="13.958cm" draw:z-index="21"><draw:image xlink:href="../KerMeta-Manual_figures/kermeta_structure_package.png" xlink:type="simple" xlink:show="embed" xlink:actuate="onLoad"/></draw:frame>Illustration <text:sequence text:ref-name="refIllustration7" text:name="Illustration" text:formula="ooow:Illustration+1" style:num-format="1">8</text:sequence>Structure package</text:p></draw:text-box></draw:frame></text:p>
      <text:p text:style-name="Text_20_body">This represents the static part of the metamodels.</text:p>
      <text:p text:style-name="Text_20_body">The structure of Kermeta is in fact the same as EMOF from the OMG. During the build process, we merge and connect it with the behavior part.</text:p>
      <text:p text:style-name="Text_20_body">So all the meaning of those metaclasses are the same as those described in the OMG standard specification.</text:p>
      <text:p text:style-name="Text_20_body"/>
      <text:p text:style-name="Text_20_body"/>
      <text:h text:style-name="Heading_20_2" text:outline-level="2">Behavior package</text:h>
      <text:p text:style-name="Text_20_body"/>
      <text:p text:style-name="Text_20_body"><draw:frame draw:style-name="fr3" draw:name="Cadre111" text:anchor-type="paragraph" svg:width="14.967cm" draw:z-index="2"><draw:text-box fo:min-height="7.234cm"><text:p text:style-name="Illustration"><draw:frame draw:style-name="fr2" draw:name="Image6" text:anchor-type="paragraph" svg:x="0.004cm" svg:y="0.002cm" svg:width="14.661cm" style:rel-width="100%" svg:height="7.234cm" style:rel-height="scale" draw:z-index="3"><draw:image xlink:href="../KerMeta-Manual_figures/kermeta_behavior_package.png" xlink:type="simple" xlink:show="embed" xlink:actuate="onLoad"/></draw:frame>Illustration <text:sequence text:ref-name="refIllustration8" text:name="Illustration" text:formula="ooow:Illustration+1" style:num-format="1">9</text:sequence>Behavior package</text:p></draw:text-box></draw:frame></text:p>
      <text:p text:style-name="Text_20_body"/>
      <text:h text:style-name="Heading_20_3" text:outline-level="3">Control Structures </text:h>
      <text:p text:style-name="Text_20_body">Kermeta provides basic control structures : block, conditionnal branch, loop, and execption handling. Here there an exerpt of the Meta-model describing control structures. Each basic control structures derives from the Expression concept.</text:p>
      <text:p text:style-name="Text_20_body"><draw:frame draw:style-name="fr1" draw:name="Cadre9" text:anchor-type="paragraph" svg:width="16.932cm" draw:z-index="30"><draw:text-box fo:min-height="9.895cm"><text:p text:style-name="Illustration"><draw:frame draw:style-name="fr2" draw:name="Image4" text:anchor-type="paragraph" svg:x="0.004cm" svg:y="0.002cm" svg:width="16.932cm" style:rel-width="100%" svg:height="9.894cm" style:rel-height="scale" draw:z-index="31"><draw:image xlink:href="../KerMeta-Manual_figures/kermeta_control_struct.png" xlink:type="simple" xlink:show="embed" xlink:actuate="onLoad"/></draw:frame>Illustration <text:sequence text:ref-name="refIllustration9" text:name="Illustration" text:formula="ooow:Illustration+1" style:num-format="1">10</text:sequence>Control structure</text:p></draw:text-box></draw:frame></text:p>
      <text:p text:style-name="Text_20_body"/>
      <text:p text:style-name="Text_20_body"/>
      <text:h text:style-name="Heading_20_3" text:outline-level="3">Variables</text:h>
      <text:p text:style-name="Text_20_body"/>
      <text:p text:style-name="P60"><draw:frame draw:style-name="fr5" draw:name="Cadre12" text:anchor-type="as-char" svg:width="9.633cm" draw:z-index="7"><draw:text-box fo:min-height="6.17cm"><text:p text:style-name="Illustration"><draw:frame draw:style-name="fr2" draw:name="Image23" text:anchor-type="paragraph" svg:x="0.004cm" svg:y="0.002cm" svg:width="9.326cm" style:rel-width="100%" svg:height="6.167cm" style:rel-height="scale" draw:z-index="9"><draw:image xlink:href="../KerMeta-Manual_figures/kermeta_var_expressions.png" xlink:type="simple" xlink:show="embed" xlink:actuate="onLoad"/></draw:frame>Illustration <text:sequence text:ref-name="refIllustration10" text:name="Illustration" text:formula="ooow:Illustration+1" style:num-format="1">11</text:sequence>Use of variables</text:p></draw:text-box></draw:frame></text:p>
      <text:p text:style-name="P27"/>
      <text:h text:style-name="Heading_20_3" text:outline-level="3">Call Expressions</text:h>
      <text:p text:style-name="Text_20_body"><draw:frame draw:style-name="fr3" draw:name="Cadre13" text:anchor-type="paragraph" svg:width="11.852cm" draw:z-index="12"><draw:text-box fo:min-height="7.594cm"><text:p text:style-name="Illustration"><draw:frame draw:style-name="fr2" draw:name="Image9" text:anchor-type="paragraph" svg:x="0.004cm" svg:y="0.002cm" svg:width="11.548cm" style:rel-width="100%" svg:height="7.594cm" style:rel-height="scale" draw:z-index="29"><draw:image xlink:href="../KerMeta-Manual_figures/kermeta_call_expressions.png" xlink:type="simple" xlink:show="embed" xlink:actuate="onLoad"/></draw:frame>Illustration <text:sequence text:ref-name="refIllustration11" text:name="Illustration" text:formula="ooow:Illustration+1" style:num-format="1">12</text:sequence>use of exceptions</text:p></draw:text-box></draw:frame></text:p>
      <text:h text:style-name="Heading_20_4" text:outline-level="4">CallSuperOperation</text:h>
      <text:p text:style-name="Text_20_body">In the following example, the type of <text:span text:style-name="T11">super(element)</text:span> is <text:span text:style-name="T11">CallSuperOperation</text:span><text:span text:style-name="T3">:</text:span></text:p>
      <text:p text:style-name="ProgramListing"><text:span text:style-name="T6">class</text:span> ParentClass {<text:line-break/><text:tab/><text:span text:style-name="T6">operation</text:span> op(element : Integer) : Integer <text:span text:style-name="T6">is</text:span> <text:span text:style-name="T6">do</text:span><text:line-break/><text:tab/><text:tab/>result := element + 1<text:line-break/><text:tab/><text:span text:style-name="T6">end<text:line-break/></text:span><text:line-break/>}<text:line-break/><text:line-break/><text:span text:style-name="T6">class</text:span> ChildClass {<text:line-break/><text:tab/><text:span text:style-name="T6">method</text:span> op(element : Integer) : Integer <text:span text:style-name="T6">is</text:span> <text:span text:style-name="T6">do</text:span><text:line-break/><text:tab/><text:tab/>result := super(element)<text:line-break/><text:tab/><text:span text:style-name="T6">end<text:line-break/></text:span>}</text:p>
      <text:h text:style-name="Heading_20_4" text:outline-level="4">CallVariable </text:h>
      <text:p text:style-name="Text_20_body">The type of <text:span text:style-name="T11">callvar</text:span><text:span text:style-name="T6">,</text:span> below, is <text:span text:style-name="T11">CallVariable</text:span><text:span text:style-name="T6"> :</text:span></text:p>
      <text:p text:style-name="ProgramListing">var myvar : Integer<text:line-break/>var callvar : Integer init 4<text:line-break/>// <text:line-break/>myvar := callvar </text:p>
      <text:p text:style-name="Text_20_body">A special case, when calling a lambda expression : the type of <text:span text:style-name="Emphasis">lf</text:span> in the assignment of res, is <text:span text:style-name="Emphasis">CallVariable</text:span></text:p>
      <text:p text:style-name="ProgramListing">var lf : &lt;Integer-&gt;Integer&gt;<text:line-break/>var res : Integer<text:line-break/>lf := function { i : Integer | i.plus(1) }<text:line-break/><text:line-break/>// The type of <text:span text:style-name="T6">lf,</text:span> below, is <text:span text:style-name="T6">CallVariable<text:line-break/></text:span>res := lf(4)</text:p>
      <text:h text:style-name="Heading_20_4" text:outline-level="4">CallResult</text:h>
      <text:p text:style-name="Text_20_body">The type of <text:span text:style-name="T11">result</text:span> is <text:span text:style-name="Emphasis">CallResult</text:span></text:p>
      <text:p text:style-name="ProgramListing">operation op() : Integer is do<text:line-break/><text:tab/>result := 61<text:line-break/>end</text:p>
      <text:h text:style-name="Heading_20_4" text:outline-level="4">CallFeature and SelfExpression</text:h>
      <text:list text:style-name="L11">
        <text:list-item>
          <text:p text:style-name="P61">The type of <text:span text:style-name="T11">self</text:span> is a SelfExpression!</text:p>
        </text:list-item>
        <text:list-item>
          <text:p text:style-name="P61">The type of <text:s/><text:span text:style-name="T11">attr</text:span> in the body of the operation myoperation is <text:span text:style-name="T11">CallFeature</text:span><text:span text:style-name="T6"> </text:span>(a callfeature on <text:span text:style-name="T11">self</text:span>)<text:span text:style-name="T3">, and so is the type of </text:span><text:span text:style-name="T11">myoperation(4)</text:span><text:span text:style-name="T3"> (a callfeature on </text:span><text:span text:style-name="T6">a</text:span><text:span text:style-name="T3">).</text:span></text:p>
        </text:list-item>
      </text:list>
      <text:p text:style-name="ProgramListing">class A {<text:line-break/><text:tab/>attribute attr : Integer<text:line-break/><text:tab/>operation myoperation(param : Integer) : Integer is do<text:line-break/><text:tab/><text:tab/>result := self.attr + param<text:line-break/><text:tab/>end<text:line-break/>}<text:line-break/>class B {<text:line-break/><text:tab/>operation anotheroperation() : Integer is do<text:line-break/><text:tab/><text:tab/>var a : A<text:line-break/><text:tab/><text:tab/>result := a.myoperation(4)<text:line-break/><text:tab/>end<text:line-break/>}</text:p>
      <text:h text:style-name="Heading_20_3" text:outline-level="3"><text:s/>Assignment</text:h>
      <text:p text:style-name="P60"><draw:frame draw:style-name="fr3" draw:name="Cadre5" text:anchor-type="paragraph" svg:width="8.303cm" draw:z-index="13"><draw:text-box fo:min-height="4.26cm"><text:p text:style-name="Illustration"><draw:frame draw:style-name="fr2" draw:name="Image8" text:anchor-type="paragraph" svg:x="0.004cm" svg:y="0.002cm" svg:width="8.005cm" style:rel-width="100%" svg:height="4.262cm" style:rel-height="scale" draw:z-index="14"><draw:image xlink:href="../KerMeta-Manual_figures/kermeta_assign_expressions.png" xlink:type="simple" xlink:show="embed" xlink:actuate="onLoad"/></draw:frame>Illustration <text:sequence text:ref-name="refIllustration12" text:name="Illustration" text:formula="ooow:Illustration+1" style:num-format="1">13</text:sequence>Kermeta assignment expression</text:p></draw:text-box></draw:frame></text:p>
      <text:p text:style-name="Text_20_body">In the following example, <text:span text:style-name="Emphasis">thetarget</text:span> is of type <text:span text:style-name="Emphasis">CallExpression </text:span>and <text:span text:style-name="Emphasis">thevalue</text:span> is of type <text:span text:style-name="Emphasis">Expression</text:span>.</text:p>
      <text:p text:style-name="ProgramListing">var num : Numeric<text:line-break/>var thetarget : Integer<text:line-break/>var thevalue : Integer<text:line-break/>// assignment : <text:span text:style-name="T6">thetarget-&gt;</text:span><text:span text:style-name="T12">target</text:span>, <text:span text:style-name="T6">thevalue-&gt;</text:span><text:span text:style-name="T12">value</text:span><text:line-break/>thetarget := thevalue<text:line-break/>// casting : <text:span text:style-name="T6">a</text:span> is casted into the type of <text:span text:style-name="T6">num</text:span> which is Numeric.<text:line-break/>num ?= a</text:p>
      <text:h text:style-name="Heading_20_3" text:outline-level="3">Literals </text:h>
      <text:p text:style-name="P27"><draw:frame draw:style-name="fr3" draw:name="Cadre10" text:anchor-type="paragraph" svg:width="13.965cm" draw:z-index="16"><draw:text-box fo:min-height="8.229cm"><text:p text:style-name="Illustration"><draw:frame draw:style-name="fr6" draw:name="Image24" text:anchor-type="as-char" svg:y="-4.59cm" svg:width="12.157cm" style:rel-width="89%" svg:height="7.003cm" style:rel-height="scale" draw:z-index="20"><draw:image xlink:href="../KerMeta-Manual_figures/kermeta_literal_expressions.png" xlink:type="simple" xlink:show="embed" xlink:actuate="onLoad"/></draw:frame>Illustration <text:sequence text:ref-name="refIllustration13" text:name="Illustration" text:formula="ooow:Illustration+1" style:num-format="1">14</text:sequence>Kermeta Litteral Expression</text:p></draw:text-box></draw:frame></text:p>
      <text:p text:style-name="P47"><text:span text:style-name="T6">var</text:span> i : Integer<text:line-break/>i := 5<text:tab/><text:span text:style-name="T5">// 5 is a IntegerLiteral</text:span><text:line-break/><text:span text:style-name="T6">var</text:span> s : String <text:s/><text:line-break/>s := "I am a string" <text:span text:style-name="T5">// "I am a string" is a StringLiteral</text:span></text:p>
      <text:h text:style-name="Heading_20_3" text:outline-level="3">Lambda Expression<text:bookmark-start text:name="section_lambda_expression_mm"/> <text:bookmark-end text:name="section_lambda_expression_mm"/></text:h>
      <text:p text:style-name="P60"><draw:frame draw:style-name="fr3" draw:name="Cadre21" text:anchor-type="paragraph" svg:width="9.416cm" draw:z-index="19"><draw:text-box fo:min-height="8.89cm"><text:p text:style-name="Illustration"><draw:frame draw:style-name="fr2" draw:name="Image51" text:anchor-type="paragraph" svg:x="0.004cm" svg:y="0.002cm" svg:width="9.11cm" style:rel-width="100%" svg:height="8.885cm" style:rel-height="scale" draw:z-index="22"><draw:image xlink:href="../KerMeta-Manual_figures/kermeta_lambda_expressions.png" xlink:type="simple" xlink:show="embed" xlink:actuate="onLoad"/></draw:frame>Illustration <text:sequence text:ref-name="refIllustration14" text:name="Illustration" text:formula="ooow:Illustration+1" style:num-format="1">15</text:sequence>Kermeta lambda expressions</text:p></draw:text-box></draw:frame></text:p>
      <text:p text:style-name="P27"/>
      <text:h text:style-name="Heading_20_1" text:outline-level="1">Kermeta framework reference</text:h>
      <text:p text:style-name="Text_20_body"/>
      <text:p text:style-name="Text_20_body">[INCLUDE_GENERATED_FRAMEWORK_REFERENCE_HERE]</text:p>
      <text:p text:style-name="Text_20_body"/>
      <text:section text:style-name="Sect1" text:name="post-liminaires">
        <text:section text:style-name="Sect1" text:name="table_index" text:display="none">
          <text:p text:style-name="P62">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62">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63"/>
        </text:section>
        <text:section text:style-name="Sect1" text:name="bibliographie" text:display="none">
          <text:p text:style-name="P64">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62">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Monospace" svg:font-family="Monospace"/>
    <style:font-face style:name="Tahoma1" svg:font-family="Tahoma"/>
    <style:font-face style:name="arial" svg:font-family="arial" style:font-adornments="Italique gras"/>
    <style:font-face style:name="Courier New2" svg:font-family="'Courier New'" style:font-family-generic="modern"/>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Roman No9 L" svg:font-family="'Nimbus Roman No9 L'"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3-21T09:37:28</dc:date>
    <meta:print-date>2006-03-20T13:41:20</meta:print-date>
    <meta:keyword>Kermeta</meta:keyword>
    <meta:keyword>metamodeling</meta:keyword>
    <meta:keyword>language</meta:keyword>
    <dc:language>en-US</dc:language>
    <meta:editing-cycles>149</meta:editing-cycles>
    <meta:editing-duration>P1DT15H49M57S</meta:editing-duration>
    <meta:user-defined meta:name="Authors">Vincent Mahé</meta:user-defined>
    <meta:user-defined meta:name="Corporate 1">INRIA</meta:user-defined>
    <meta:user-defined meta:name="Info 3"/>
    <meta:user-defined meta:name="Info 4"/>
    <meta:document-statistic meta:table-count="15" meta:image-count="17" meta:object-count="0" meta:page-count="47" meta:paragraph-count="734" meta:word-count="8379" meta:character-count="54379"/>
  </office:meta>
</office:document-meta>
</file>